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2/styles.xml"/>
  <manifest:file-entry manifest:media-type="text/xml" manifest:full-path="Object 2/content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/content.xml"/>
  <manifest:file-entry manifest:media-type="text/xml" manifest:full-path="Object 1/meta.xml"/>
  <manifest:file-entry manifest:media-type="text/xml" manifest:full-path="Object 1/styles.xml"/>
  <manifest:file-entry manifest:media-type="application/vnd.oasis.opendocument.chart" manifest:full-path="Object 1/"/>
  <manifest:file-entry manifest:media-type="application/rdf+xml" manifest:full-path="manifest.rdf"/>
  <manifest:file-entry manifest:media-type="text/xml" manifest:full-path="Object 17/styles.xml"/>
  <manifest:file-entry manifest:media-type="text/xml" manifest:full-path="Object 17/content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6/styles.xml"/>
  <manifest:file-entry manifest:media-type="text/xml" manifest:full-path="Object 16/meta.xml"/>
  <manifest:file-entry manifest:media-type="text/xml" manifest:full-path="Object 16/content.xml"/>
  <manifest:file-entry manifest:media-type="application/vnd.oasis.opendocument.chart" manifest:full-path="Object 16/"/>
  <manifest:file-entry manifest:media-type="text/xml" manifest:full-path="Object 14/meta.xml"/>
  <manifest:file-entry manifest:media-type="text/xml" manifest:full-path="Object 14/styles.xml"/>
  <manifest:file-entry manifest:media-type="text/xml" manifest:full-path="Object 14/content.xml"/>
  <manifest:file-entry manifest:media-type="application/vnd.oasis.opendocument.chart" manifest:full-path="Object 14/"/>
  <manifest:file-entry manifest:media-type="text/xml" manifest:full-path="Object 9/meta.xml"/>
  <manifest:file-entry manifest:media-type="text/xml" manifest:full-path="Object 9/styles.xml"/>
  <manifest:file-entry manifest:media-type="text/xml" manifest:full-path="Object 9/content.xml"/>
  <manifest:file-entry manifest:media-type="application/vnd.oasis.opendocument.chart" manifest:full-path="Object 9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meta.xml"/>
  <manifest:file-entry manifest:media-type="text/xml" manifest:full-path="Object 15/styles.xml"/>
  <manifest:file-entry manifest:media-type="text/xml" manifest:full-path="Object 15/content.xml"/>
  <manifest:file-entry manifest:media-type="text/xml" manifest:full-path="Object 15/meta.xml"/>
  <manifest:file-entry manifest:media-type="application/vnd.oasis.opendocument.chart" manifest:full-path="Object 1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0/styles.xml"/>
  <manifest:file-entry manifest:media-type="text/xml" manifest:full-path="Object 10/meta.xml"/>
  <manifest:file-entry manifest:media-type="text/xml" manifest:full-path="Object 10/content.xml"/>
  <manifest:file-entry manifest:media-type="application/vnd.oasis.opendocument.chart" manifest:full-path="Object 10/"/>
  <manifest:file-entry manifest:media-type="text/xml" manifest:full-path="Object 5/styles.xml"/>
  <manifest:file-entry manifest:media-type="text/xml" manifest:full-path="Object 5/content.xml"/>
  <manifest:file-entry manifest:media-type="text/xml" manifest:full-path="Object 5/meta.xml"/>
  <manifest:file-entry manifest:media-type="application/vnd.oasis.opendocument.chart" manifest:full-path="Object 5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7"/>
  <manifest:file-entry manifest:media-type="text/xml" manifest:full-path="Object 8/meta.xml"/>
  <manifest:file-entry manifest:media-type="text/xml" manifest:full-path="Object 8/styles.xml"/>
  <manifest:file-entry manifest:media-type="text/xml" manifest:full-path="Object 8/content.xml"/>
  <manifest:file-entry manifest:media-type="application/vnd.oasis.opendocument.chart" manifest:full-path="Object 8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20/meta.xml"/>
  <manifest:file-entry manifest:media-type="text/xml" manifest:full-path="Object 20/styles.xml"/>
  <manifest:file-entry manifest:media-type="text/xml" manifest:full-path="Object 20/content.xml"/>
  <manifest:file-entry manifest:media-type="application/vnd.oasis.opendocument.chart" manifest:full-path="Object 20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8366in"/>
    </style:style>
    <style:style style:name="co10" style:family="table-column">
      <style:table-column-properties fo:break-before="auto" style:column-width="1.1291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6.2988in" svg:height="3.5429in" svg:x="7.4488in" svg:y="8.2382in">
            <draw:object draw:notify-on-update-of-ranges="Analisi.B29:Analisi.B34 Analisi.C29:Analisi.C34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0.9524in" svg:y="8.2406in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4.0189in" svg:y="8.2382in">
            <draw:object draw:notify-on-update-of-ranges="Analisi.L23:Analisi.Q23 Analisi.K24:Analisi.K24 Analisi.L24:Analisi.Q24 Analisi.K25:Analisi.K25 Analisi.L25:Analisi.Q25" xlink:href="./Object 11" xlink:type="simple" xlink:show="embed" xlink:actuate="onLoad">
              <t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AN1</text:p>
          </table:table-cell>
          <table:table-cell table:style-name="ce1" office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1.1</text:p>
          </table:table-cell>
          <table:table-cell office:value-type="string">
            <text:p>Stesura</text:p>
          </table:table-cell>
          <table:table-cell office:value-type="string">
            <text:p>Amministratore</text:p>
          </table:table-cell>
          <table:table-cell office:value-type="float" office:value="20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N2</text:p>
          </table:table-cell>
          <table:table-cell table:style-name="ce1" office:value-type="string">
            <text:p>Studio di Fattibilità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2.1</text:p>
          </table:table-cell>
          <table:table-cell office:value-type="string">
            <text:p>Stesura</text:p>
          </table:table-cell>
          <table:table-cell office:value-type="string">
            <text:p>Analista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2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N3</text:p>
          </table:table-cell>
          <table:table-cell table:style-name="ce1" office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3.1</text:p>
          </table:table-cell>
          <table:table-cell office:value-type="string">
            <text:p>Stesura</text:p>
          </table:table-cell>
          <table:table-cell office:value-type="string">
            <text:p>Analista</text:p>
          </table:table-cell>
          <table:table-cell office:value-type="float" office:value="48">
            <text:p>4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3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16">
            <text:p>1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N4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4.1</text:p>
          </table:table-cell>
          <table:table-cell office:value-type="string">
            <text:p>Stesura</text:p>
          </table:table-cell>
          <table:table-cell table:style-name="ce5" office:value-type="string">
            <text:p>Responsabil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mministratore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4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N5</text:p>
          </table:table-cell>
          <table:table-cell table:style-name="ce1" office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5.1</text:p>
          </table:table-cell>
          <table:table-cell office:value-type="string">
            <text:p>Stesura</text:p>
          </table:table-cell>
          <table:table-cell table:style-name="ce5" office:value-type="string">
            <text:p>Responsabil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mministrator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nalista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5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N6</text:p>
          </table:table-cell>
          <table:table-cell table:style-name="ce1" office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5.1</text:p>
          </table:table-cell>
          <table:table-cell office:value-type="string">
            <text:p>Stesura</text:p>
          </table:table-cell>
          <table:table-cell table:style-name="ce5" office:value-type="string">
            <text:p>Verificatore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5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9];[.E12];[.E13];[.E16];[.E17];[.E18];[.E21])" office:value-type="float" office:value="119">
            <text:p>119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45]" office:value-type="float" office:value="12">
            <text:p>12</text:p>
          </table:table-cell>
          <table:table-cell table:formula="of:=[.D45]" office:value-type="float" office:value="38">
            <text:p>38</text:p>
          </table:table-cell>
          <table:table-cell table:formula="of:=[.E45]" office:value-type="float" office:value="64">
            <text:p>64</text:p>
          </table:table-cell>
          <table:table-cell table:formula="of:=[.F45]" office:value-type="float" office:value="0">
            <text:p>0</text:p>
          </table:table-cell>
          <table:table-cell table:formula="of:=[.G45]" office:value-type="float" office:value="0">
            <text:p>0</text:p>
          </table:table-cell>
          <table:table-cell table:formula="of:=[.H45]" office:value-type="float" office:value="47">
            <text:p>47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;[.E7];[.E10];[.E14];[.E19];[.E22])" office:value-type="float" office:value="42">
            <text:p>42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45]" office:value-type="float" office:value="13">
            <text:p>13</text:p>
          </table:table-cell>
          <table:table-cell table:formula="of:=[.M45]" office:value-type="float" office:value="39">
            <text:p>39</text:p>
          </table:table-cell>
          <table:table-cell table:formula="of:=[.N45]" office:value-type="float" office:value="60">
            <text:p>60</text:p>
          </table:table-cell>
          <table:table-cell table:formula="of:=[.O45]" office:value-type="float" office:value="0">
            <text:p>0</text:p>
          </table:table-cell>
          <table:table-cell table:formula="of:=[.P45]" office:value-type="float" office:value="0">
            <text:p>0</text:p>
          </table:table-cell>
          <table:table-cell table:formula="of:=[.Q45]" office:value-type="float" office:value="49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Totale</text:p>
          </table:table-cell>
          <table:table-cell table:style-name="ce6" table:formula="of:=SUM([.E24:.E25])" office:value-type="float" office:value="161">
            <text:p>16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.E16];[.E12])"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[.C29]*[.D29]" office:value-type="float" office:value="360">
            <text:p>360</text:p>
          </table:table-cell>
          <table:table-cell table:number-columns-repeated="5"/>
          <table:table-cell table:style-name="ce2" office:value-type="string">
            <text:p>Responsabile</text:p>
          </table:table-cell>
          <table:table-cell table:formula="of:=[.L45]"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[.L29]*[.M29]" office:value-type="float" office:value="390">
            <text:p>39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 table:formula="of:=SUM([.E3];[.E13];[.E17])" office:value-type="float" office:value="38">
            <text:p>38</text:p>
          </table:table-cell>
          <table:table-cell office:value-type="float" office:value="20">
            <text:p>20</text:p>
          </table:table-cell>
          <table:table-cell table:formula="of:=[.C30]*[.D30]" office:value-type="float" office:value="760">
            <text:p>76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45]" office:value-type="float" office:value="39">
            <text:p>39</text:p>
          </table:table-cell>
          <table:table-cell office:value-type="float" office:value="20">
            <text:p>20</text:p>
          </table:table-cell>
          <table:table-cell table:formula="of:=[.L30]*[.M30]" office:value-type="float" office:value="780">
            <text:p>7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 table:formula="of:=SUM([.E6];[.E9];[.E18])" office:value-type="float" office:value="64">
            <text:p>64</text:p>
          </table:table-cell>
          <table:table-cell office:value-type="float" office:value="25">
            <text:p>25</text:p>
          </table:table-cell>
          <table:table-cell table:formula="of:=[.C31]*[.D31]" office:value-type="float" office:value="1600">
            <text:p>160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45]" office:value-type="float" office:value="60">
            <text:p>60</text:p>
          </table:table-cell>
          <table:table-cell office:value-type="float" office:value="25">
            <text:p>25</text:p>
          </table:table-cell>
          <table:table-cell table:formula="of:=[.L31]*[.M31]" office:value-type="float" office:value="1500">
            <text:p>15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/>
          <table:table-cell office:value-type="float" office:value="22">
            <text:p>22</text:p>
          </table:table-cell>
          <table:table-cell table:formula="of:=[.C32]*[.D32]" office:value-type="float" office:value="0">
            <text:p>0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/>
          <table:table-cell office:value-type="float" office:value="22">
            <text:p>22</text:p>
          </table:table-cell>
          <table:table-cell table:formula="of:=[.L32]*[.M3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/>
          <table:table-cell office:value-type="float" office:value="15">
            <text:p>15</text:p>
          </table:table-cell>
          <table:table-cell table:formula="of:=[.C33]*[.D33]" office:value-type="float" office:value="0">
            <text:p>0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/>
          <table:table-cell office:value-type="float" office:value="15">
            <text:p>15</text:p>
          </table:table-cell>
          <table:table-cell table:formula="of:=[.L33]*[.M3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4];[.E7];[.E10];[.E14];[.E19];[.E21];[.E22])" office:value-type="float" office:value="47">
            <text:p>47</text:p>
          </table:table-cell>
          <table:table-cell office:value-type="float" office:value="15">
            <text:p>15</text:p>
          </table:table-cell>
          <table:table-cell table:formula="of:=[.C34]*[.D34]" office:value-type="float" office:value="705">
            <text:p>705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45]" office:value-type="float" office:value="49">
            <text:p>49</text:p>
          </table:table-cell>
          <table:table-cell office:value-type="float" office:value="15">
            <text:p>15</text:p>
          </table:table-cell>
          <table:table-cell table:formula="of:=[.L34]*[.M34]" office:value-type="float" office:value="735">
            <text:p>7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29:.C34])" office:value-type="float" office:value="161">
            <text:p>161</text:p>
          </table:table-cell>
          <table:table-cell table:style-name="ce3"/>
          <table:table-cell table:style-name="ce3" table:formula="of:=SUM([.E29:.E34])" office:value-type="float" office:value="3425">
            <text:p>3425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29:.L34])" office:value-type="float" office:value="161">
            <text:p>161</text:p>
          </table:table-cell>
          <table:table-cell table:style-name="ce3"/>
          <table:table-cell table:style-name="ce3" table:formula="of:=SUM([.N29:.N34])" office:value-type="float" office:value="3405">
            <text:p>340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8" table:formula="of:=SUM([.C38:.H38])" office:value-type="float" office:value="23">
            <text:p>23</text:p>
          </table:table-cell>
          <table:table-cell/>
          <table:table-cell table:style-name="ce2" office:value-type="string">
            <text:p>Igor Baylyak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8" table:formula="of:=SUM([.L38:.Q38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C39:.H39])" office:value-type="float" office:value="23">
            <text:p>23</text:p>
          </table:table-cell>
          <table:table-cell/>
          <table:table-cell table:style-name="ce2" office:value-type="string">
            <text:p>Anna Bonaldo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L39:.Q39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8" table:formula="of:=SUM([.C40:.H40])" office:value-type="float" office:value="23">
            <text:p>23</text:p>
          </table:table-cell>
          <table:table-cell/>
          <table:table-cell table:style-name="ce2" office:value-type="string">
            <text:p>Nicola De Cao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L40:.Q40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C41:.H41])" office:value-type="float" office:value="23">
            <text:p>23</text:p>
          </table:table-cell>
          <table:table-cell/>
          <table:table-cell table:style-name="ce2" office:value-type="string">
            <text:p>Thomas Pigarelli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8" table:formula="of:=SUM([.L41:.Q41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C42:.H42])" office:value-type="float" office:value="23">
            <text:p>23</text:p>
          </table:table-cell>
          <table:table-cell/>
          <table:table-cell table:style-name="ce2" office:value-type="string">
            <text:p>Walter Sandon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L42:.Q42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8" table:formula="of:=SUM([.C43:.H43])" office:value-type="float" office:value="23">
            <text:p>23</text:p>
          </table:table-cell>
          <table:table-cell/>
          <table:table-cell table:style-name="ce2" office:value-type="string">
            <text:p>Andrea Venier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8" table:formula="of:=SUM([.L43:.Q43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8" table:formula="of:=SUM([.C44:.H44])" office:value-type="float" office:value="23">
            <text:p>23</text:p>
          </table:table-cell>
          <table:table-cell/>
          <table:table-cell table:style-name="ce2" office:value-type="string">
            <text:p>Alessio Vitella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8" table:formula="of:=SUM([.L44:.Q44])" office:value-type="float" office:value="23">
            <text:p>23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12">
            <text:p>12</text:p>
          </table:table-cell>
          <table:table-cell table:style-name="ce3" table:formula="of:=SUM([.D38:.D44])" office:value-type="float" office:value="38">
            <text:p>38</text:p>
          </table:table-cell>
          <table:table-cell table:style-name="ce3" table:formula="of:=SUM([.E38:.E44])" office:value-type="float" office:value="64">
            <text:p>64</text:p>
          </table:table-cell>
          <table:table-cell table:style-name="ce3" table:formula="of:=SUM([.F38:.F44])" office:value-type="float" office:value="0">
            <text:p>0</text:p>
          </table:table-cell>
          <table:table-cell table:style-name="ce3" table:formula="of:=SUM([.G38:.G44])" office:value-type="float" office:value="0">
            <text:p>0</text:p>
          </table:table-cell>
          <table:table-cell table:style-name="ce3" table:formula="of:=SUM([.H38:.H44])" office:value-type="float" office:value="47">
            <text:p>47</text:p>
          </table:table-cell>
          <table:table-cell table:number-columns-repeated="3"/>
          <table:table-cell table:style-name="ce3" table:formula="of:=SUM([.L38:.L44])" office:value-type="float" office:value="13">
            <text:p>13</text:p>
          </table:table-cell>
          <table:table-cell table:style-name="ce3" table:formula="of:=SUM([.M38:.M44])" office:value-type="float" office:value="39">
            <text:p>39</text:p>
          </table:table-cell>
          <table:table-cell table:style-name="ce3" table:formula="of:=SUM([.N38:.N44])" office:value-type="float" office:value="60">
            <text:p>60</text:p>
          </table:table-cell>
          <table:table-cell table:style-name="ce3" table:formula="of:=SUM([.O38:.O44])" office:value-type="float" office:value="0">
            <text:p>0</text:p>
          </table:table-cell>
          <table:table-cell table:style-name="ce3" table:formula="of:=SUM([.P38:.P44])" office:value-type="float" office:value="0">
            <text:p>0</text:p>
          </table:table-cell>
          <table:table-cell table:style-name="ce3" table:formula="of:=SUM([.Q38:.Q44])" office:value-type="float" office:value="49">
            <text:p>49</text:p>
          </table:table-cell>
          <table:table-cell/>
        </table:table-row>
      </table:table>
      <table:table table:name="Analisi di Dettaglio" table:style-name="ta1">
        <table:shapes>
          <draw:frame draw:z-index="0" draw:style-name="gr1" draw:text-style-name="P1" svg:width="6.2988in" svg:height="3.5429in" svg:x="7.3815in" svg:y="7.035in">
            <draw:object draw:notify-on-update-of-ranges="'Analisi di Dettaglio'.B23:'Analisi di Dettaglio'.B28 'Analisi di Dettaglio'.C23:'Analisi di Dettaglio'.C28" xlink:href="./Object 14" xlink:type="simple" xlink:show="embed" xlink:actuate="onLoad">
              <t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6.2988in" svg:height="3.5429in" svg:x="0.924in" svg:y="7.0043in">
            <draw:object draw:notify-on-update-of-ranges="'Analisi di Dettaglio'.B32:'Analisi di Dettaglio'.B38 'Analisi di Dettaglio'.C31:'Analisi di Dettaglio'.C31 'Analisi di Dettaglio'.C32:'Analisi di Dettaglio'.C38 'Analisi di Dettaglio'.D31:'Analisi di Dettaglio'.D31 'Analisi di Dettaglio'.D32:'Analisi di Dettaglio'.D38 'Analisi di Dettaglio'.E31:'Analisi di Dettaglio'.E31 'Analisi di Dettaglio'.E32:'Analisi di Dettaglio'.E38 'Analisi di Dettaglio'.F31:'Analisi di Dettaglio'.F31 'Analisi di Dettaglio'.F32:'Analisi di Dettaglio'.F38 'Analisi di Dettaglio'.G31:'Analisi di Dettaglio'.G31 'Analisi di Dettaglio'.G32:'Analisi di Dettaglio'.G38 'Analisi di Dettaglio'.H31:'Analisi di Dettaglio'.H31 'Analisi di Dettaglio'.H32:'Analisi di Dettaglio'.H38" xlink:href="./Object 16" xlink:type="simple" xlink:show="embed" xlink:actuate="onLoad">
              <text:p/>
            </draw:object>
            <draw:image xlink:href="./ObjectReplacements/Object 16" xlink:type="simple" xlink:show="embed" xlink:actuate="onLoad"/>
          </draw:frame>
          <draw:frame draw:z-index="2" draw:style-name="gr1" draw:text-style-name="P1" svg:width="6.2988in" svg:height="3.5429in" svg:x="13.8425in" svg:y="7.0469in">
            <draw:object draw:notify-on-update-of-ranges="'Analisi di Dettaglio'.L17:'Analisi di Dettaglio'.Q17 'Analisi di Dettaglio'.K18:'Analisi di Dettaglio'.K18 'Analisi di Dettaglio'.L18:'Analisi di Dettaglio'.Q18 'Analisi di Dettaglio'.K19:'Analisi di Dettaglio'.K19 'Analisi di Dettaglio'.L19:'Analisi di Dettaglio'.Q19" xlink:href="./Object 15" xlink:type="simple" xlink:show="embed" xlink:actuate="onLoad">
              <text:p/>
            </draw:object>
            <draw:image xlink:href="./ObjectReplacements/Object 15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AD1</text:p>
          </table:table-cell>
          <table:table-cell table:style-name="ce1" office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1.1</text:p>
          </table:table-cell>
          <table:table-cell office:value-type="string">
            <text:p>Incremento</text:p>
          </table:table-cell>
          <table:table-cell office:value-type="string">
            <text:p>Analista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D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D2</text:p>
          </table:table-cell>
          <table:table-cell table:style-name="ce1" office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2.1</text:p>
          </table:table-cell>
          <table:table-cell office:value-type="string">
            <text:p>Incremento</text:p>
          </table:table-cell>
          <table:table-cell office:value-type="string">
            <text:p>Amministrator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D2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D3</text:p>
          </table:table-cell>
          <table:table-cell table:style-name="ce1" office:value-type="string">
            <text:p>Piano di Qualifica</text:p>
          </table:table-cell>
          <table:table-cell table:number-columns-repeated="3"/>
          <table:table-cell table:style-name="ce10"/>
          <table:table-cell table:number-columns-repeated="11"/>
        </table:table-row>
        <table:table-row table:style-name="ro1">
          <table:table-cell/>
          <table:table-cell office:value-type="string">
            <text:p>AD3.1</text:p>
          </table:table-cell>
          <table:table-cell office:value-type="string">
            <text:p>Incremento</text:p>
          </table:table-cell>
          <table:table-cell table:style-name="ce5" office:value-type="string">
            <text:p>Responsabil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D4</text:p>
          </table:table-cell>
          <table:table-cell table:style-name="ce1" office:value-type="string">
            <text:p>Glossario</text:p>
          </table:table-cell>
          <table:table-cell/>
          <table:table-cell/>
          <table:table-cell table:number-columns-repeated="13"/>
        </table:table-row>
        <table:table-row table:style-name="ro1">
          <table:table-cell/>
          <table:table-cell office:value-type="string">
            <text:p>AD4.1</text:p>
          </table:table-cell>
          <table:table-cell office:value-type="string">
            <text:p>Incremento</text:p>
          </table:table-cell>
          <table:table-cell table:style-name="ce5" office:value-type="string">
            <text:p>Verificator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D4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D5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5.1</text:p>
          </table:table-cell>
          <table:table-cell office:value-type="string">
            <text:p>Incremento</text:p>
          </table:table-cell>
          <table:table-cell table:style-name="ce5" office:value-type="string">
            <text:p>Responsabil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table:number-columns-repeated="2"/>
          <table:table-cell table:number-columns-repeated="8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9];[.E11];[.E14])" office:value-type="float" office:value="21">
            <text:p>21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39]" office:value-type="float" office:value="2">
            <text:p>2</text:p>
          </table:table-cell>
          <table:table-cell table:formula="of:=[.D39]" office:value-type="float" office:value="8">
            <text:p>8</text:p>
          </table:table-cell>
          <table:table-cell table:formula="of:=[.E39]" office:value-type="float" office:value="10">
            <text:p>10</text:p>
          </table:table-cell>
          <table:table-cell table:formula="of:=[.F39]" office:value-type="float" office:value="0">
            <text:p>0</text:p>
          </table:table-cell>
          <table:table-cell table:formula="of:=[.G39]" office:value-type="float" office:value="0">
            <text:p>0</text:p>
          </table:table-cell>
          <table:table-cell table:formula="of:=[.H39]"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;[.E7];[.E10];[.E12])" office:value-type="float" office:value="5">
            <text:p>5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39]" office:value-type="float" office:value="2">
            <text:p>2</text:p>
          </table:table-cell>
          <table:table-cell table:formula="of:=[.M39]" office:value-type="float" office:value="6">
            <text:p>6</text:p>
          </table:table-cell>
          <table:table-cell table:formula="of:=[.N39]" office:value-type="float" office:value="22">
            <text:p>22</text:p>
          </table:table-cell>
          <table:table-cell table:formula="of:=[.O39]" office:value-type="float" office:value="0">
            <text:p>0</text:p>
          </table:table-cell>
          <table:table-cell table:formula="of:=[.P39]" office:value-type="float" office:value="0">
            <text:p>0</text:p>
          </table:table-cell>
          <table:table-cell table:formula="of:=[.Q39]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>
            <text:p>Totale</text:p>
          </table:table-cell>
          <table:table-cell table:style-name="ce6" table:formula="of:=SUM([.E18:.E19])" office:value-type="float" office:value="26">
            <text:p>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.E9];[.E14])"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C23]*[.D23]" office:value-type="float" office:value="60">
            <text:p>60</text:p>
          </table:table-cell>
          <table:table-cell/>
          <table:table-cell table:style-name="ce1"/>
          <table:table-cell table:number-columns-repeated="3"/>
          <table:table-cell table:style-name="ce2" office:value-type="string">
            <text:p>Responsabile</text:p>
          </table:table-cell>
          <table:table-cell table:formula="of:=[.L19]"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L23]*[.M23]" office:value-type="float" office:value="60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 table:formula="of:=SUM([.E6])"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[.C24]*[.D24]" office:value-type="float" office:value="160">
            <text:p>16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19]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L24]*[.M24]" office:value-type="float" office:value="120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 table:formula="of:=SUM([.E3])"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C25]*[.D25]" office:value-type="float" office:value="250">
            <text:p>25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19]" office:value-type="float" office:value="22">
            <text:p>22</text:p>
          </table:table-cell>
          <table:table-cell office:value-type="float" office:value="25">
            <text:p>25</text:p>
          </table:table-cell>
          <table:table-cell table:formula="of:=[.L25]*[.M25]" office:value-type="float" office:value="550">
            <text:p>55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/>
          <table:table-cell office:value-type="float" office:value="22">
            <text:p>22</text:p>
          </table:table-cell>
          <table:table-cell table:formula="of:=[.C26]*[.D26]" office:value-type="float" office:value="0">
            <text:p>0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 table:formula="of:=[.O19]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.L26]*[.M2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/>
          <table:table-cell office:value-type="float" office:value="15">
            <text:p>15</text:p>
          </table:table-cell>
          <table:table-cell table:formula="of:=[.C27]*[.D27]" office:value-type="float" office:value="0">
            <text:p>0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 table:formula="of:=[.P19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L27]*[.M2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4];[.E7];[.E12];[.E11])"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[.C28]*[.D28]" office:value-type="float" office:value="90">
            <text:p>90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19]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L28]*[.M28]" office:value-type="float" office:value="150">
            <text:p>15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23:.C28])" office:value-type="float" office:value="26">
            <text:p>26</text:p>
          </table:table-cell>
          <table:table-cell table:style-name="ce3"/>
          <table:table-cell table:style-name="ce3" table:formula="of:=SUM([.E23:.E28])" office:value-type="float" office:value="560">
            <text:p>560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23:.L28])" office:value-type="float" office:value="40">
            <text:p>40</text:p>
          </table:table-cell>
          <table:table-cell table:style-name="ce3"/>
          <table:table-cell table:style-name="ce3" table:formula="of:=SUM([.N23:.N28])" office:value-type="float" office:value="880">
            <text:p>88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table:style-name="ce8" table:formula="of:=SUM([.C32:.H32])" office:value-type="float" office:value="5">
            <text:p>5</text:p>
          </table:table-cell>
          <table:table-cell/>
          <table:table-cell table:style-name="ce2" office:value-type="string">
            <text:p>Igor Baylyak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  <table:table-cell table:style-name="ce8" table:formula="of:=SUM([.L32:.Q32])" office:value-type="float" office:value="9">
            <text:p>9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8" table:formula="of:=SUM([.C33:.H33])" office:value-type="float" office:value="2">
            <text:p>2</text:p>
          </table:table-cell>
          <table:table-cell/>
          <table:table-cell table:style-name="ce2" office:value-type="string">
            <text:p>Anna Bonaldo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8" table:formula="of:=SUM([.L33:.Q33])"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table:style-name="ce8" table:formula="of:=SUM([.C34:.H34])" office:value-type="float" office:value="5">
            <text:p>5</text:p>
          </table:table-cell>
          <table:table-cell/>
          <table:table-cell table:style-name="ce2" office:value-type="string">
            <text:p>Nicola De Cao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  <table:table-cell table:style-name="ce8" table:formula="of:=SUM([.L34:.Q34])" office:value-type="float" office:value="9">
            <text:p>9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table:style-name="ce8" table:formula="of:=SUM([.C35:.H35])" office:value-type="float" office:value="8">
            <text:p>8</text:p>
          </table:table-cell>
          <table:table-cell/>
          <table:table-cell table:style-name="ce2" office:value-type="string">
            <text:p>Thomas Pigarelli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8" table:formula="of:=SUM([.L35:.Q35])" office:value-type="float" office:value="10">
            <text:p>10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table:number-columns-repeated="5"/>
          <table:table-cell office:value-type="float" office:value="2">
            <text:p>2</text:p>
          </table:table-cell>
          <table:table-cell table:style-name="ce8" table:formula="of:=SUM([.C36:.H36])" office:value-type="float" office:value="2">
            <text:p>2</text:p>
          </table:table-cell>
          <table:table-cell/>
          <table:table-cell table:style-name="ce2" office:value-type="string">
            <text:p>Walter Sandon</text:p>
          </table:table-cell>
          <table:table-cell table:number-columns-repeated="5"/>
          <table:table-cell office:value-type="float" office:value="3">
            <text:p>3</text:p>
          </table:table-cell>
          <table:table-cell table:style-name="ce8" table:formula="of:=SUM([.L36:.Q36])"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table:number-columns-repeated="5"/>
          <table:table-cell office:value-type="float" office:value="2">
            <text:p>2</text:p>
          </table:table-cell>
          <table:table-cell table:style-name="ce8" table:formula="of:=SUM([.C37:.H37])" office:value-type="float" office:value="2">
            <text:p>2</text:p>
          </table:table-cell>
          <table:table-cell/>
          <table:table-cell table:style-name="ce2" office:value-type="string">
            <text:p>Andrea Venier</text:p>
          </table:table-cell>
          <table:table-cell table:number-columns-repeated="5"/>
          <table:table-cell office:value-type="float" office:value="4">
            <text:p>4</text:p>
          </table:table-cell>
          <table:table-cell table:style-name="ce8" table:formula="of:=SUM([.L37:.Q37])"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table:number-columns-repeated="5"/>
          <table:table-cell office:value-type="float" office:value="2">
            <text:p>2</text:p>
          </table:table-cell>
          <table:table-cell table:style-name="ce8" table:formula="of:=SUM([.C38:.H38])" office:value-type="float" office:value="2">
            <text:p>2</text:p>
          </table:table-cell>
          <table:table-cell/>
          <table:table-cell table:style-name="ce2" office:value-type="string">
            <text:p>Alessio Vitella</text:p>
          </table:table-cell>
          <table:table-cell table:number-columns-repeated="5"/>
          <table:table-cell office:value-type="float" office:value="3">
            <text:p>3</text:p>
          </table:table-cell>
          <table:table-cell table:style-name="ce8" table:formula="of:=SUM([.L38:.Q38])" office:value-type="float" office:value="3">
            <text:p>3</text:p>
          </table:table-cell>
        </table:table-row>
        <table:table-row table:style-name="ro1">
          <table:table-cell table:number-columns-repeated="2"/>
          <table:table-cell table:style-name="ce3" table:formula="of:=SUM([.C32:.C38])" office:value-type="float" office:value="2">
            <text:p>2</text:p>
          </table:table-cell>
          <table:table-cell table:style-name="ce3" table:formula="of:=SUM([.D32:.D38])" office:value-type="float" office:value="8">
            <text:p>8</text:p>
          </table:table-cell>
          <table:table-cell table:style-name="ce3" table:formula="of:=SUM([.E32:.E38])" office:value-type="float" office:value="10">
            <text:p>10</text:p>
          </table:table-cell>
          <table:table-cell table:style-name="ce3" table:formula="of:=SUM([.F32:.F38])" office:value-type="float" office:value="0">
            <text:p>0</text:p>
          </table:table-cell>
          <table:table-cell table:style-name="ce3" table:formula="of:=SUM([.G32:.G38])" office:value-type="float" office:value="0">
            <text:p>0</text:p>
          </table:table-cell>
          <table:table-cell table:style-name="ce3" table:formula="of:=SUM([.H32:.H38])" office:value-type="float" office:value="6">
            <text:p>6</text:p>
          </table:table-cell>
          <table:table-cell table:number-columns-repeated="3"/>
          <table:table-cell table:style-name="ce3" table:formula="of:=SUM([.L32:.L38])" office:value-type="float" office:value="2">
            <text:p>2</text:p>
          </table:table-cell>
          <table:table-cell table:style-name="ce3" table:formula="of:=SUM([.M32:.M38])" office:value-type="float" office:value="6">
            <text:p>6</text:p>
          </table:table-cell>
          <table:table-cell table:style-name="ce3" table:formula="of:=SUM([.N32:.N38])" office:value-type="float" office:value="22">
            <text:p>22</text:p>
          </table:table-cell>
          <table:table-cell table:style-name="ce3" table:formula="of:=SUM([.O32:.O38])" office:value-type="float" office:value="0">
            <text:p>0</text:p>
          </table:table-cell>
          <table:table-cell table:style-name="ce3" table:formula="of:=SUM([.P32:.P38])" office:value-type="float" office:value="0">
            <text:p>0</text:p>
          </table:table-cell>
          <table:table-cell table:style-name="ce3" table:formula="of:=SUM([.Q32:.Q38])" office:value-type="float" office:value="10">
            <text:p>10</text:p>
          </table:table-cell>
          <table:table-cell/>
        </table:table-row>
      </table:table>
      <table:table table:name="Progettazione Architetturale" table:style-name="ta1" table:print="false">
        <table:shapes>
          <draw:frame draw:z-index="0" draw:style-name="gr1" draw:text-style-name="P1" svg:width="6.2988in" svg:height="3.5429in" svg:x="0.9657in" svg:y="5.5484in">
            <draw:object draw:notify-on-update-of-ranges="'Progettazione Architetturale'.B24:'Progettazione Architetturale'.B30 'Progettazione Architetturale'.C23:'Progettazione Architetturale'.C23 'Progettazione Architetturale'.C24:'Progettazione Architetturale'.C30 'Progettazione Architetturale'.D23:'Progettazione Architetturale'.D23 'Progettazione Architetturale'.D24:'Progettazione Architetturale'.D30 'Progettazione Architetturale'.E23:'Progettazione Architetturale'.E23 'Progettazione Architetturale'.E24:'Progettazione Architetturale'.E30 'Progettazione Architetturale'.F23:'Progettazione Architetturale'.F23 'Progettazione Architetturale'.F24:'Progettazione Architetturale'.F30 'Progettazione Architetturale'.G23:'Progettazione Architetturale'.G23 'Progettazione Architetturale'.G24:'Progettazione Architetturale'.G30 'Progettazione Architetturale'.H23:'Progettazione Architetturale'.H23 'Progettazione Architetturale'.H24:'Progettazione Architetturale'.H30"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7.4201in" svg:y="5.6031in">
            <draw:object draw:notify-on-update-of-ranges="'Progettazione Architetturale'.B15:'Progettazione Architetturale'.B20 'Progettazione Architetturale'.C15:'Progettazione Architetturale'.C20" xlink:href="./Object 10" xlink:type="simple" xlink:show="embed" xlink:actuate="onLoad">
              <t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14.1079in" svg:y="5.6252in">
            <draw:object draw:notify-on-update-of-ranges="'Progettazione Architetturale'.L9:'Progettazione Architetturale'.Q9 'Progettazione Architetturale'.K10:'Progettazione Architetturale'.K10 'Progettazione Architetturale'.L10:'Progettazione Architetturale'.Q10 'Progettazione Architetturale'.K11:'Progettazione Architetturale'.K11 'Progettazione Architetturale'.L11:'Progettazione Architetturale'.Q11" xlink:href="./Object 17" xlink:type="simple" xlink:show="embed" xlink:actuate="onLoad">
              <t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PA1</text:p>
          </table:table-cell>
          <table:table-cell table:style-name="ce1" office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A1.1</text:p>
          </table:table-cell>
          <table:table-cell office:value-type="string">
            <text:p>Stesura</text:p>
          </table:table-cell>
          <table:table-cell office:value-type="string">
            <text:p>Progettista</text:p>
          </table:table-cell>
          <table:table-cell office:value-type="float" office:value="59">
            <text:p>5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A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0">
            <text:p>2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A2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A2.1</text:p>
          </table:table-cell>
          <table:table-cell office:value-type="string">
            <text:p>Incremento</text:p>
          </table:table-cell>
          <table:table-cell office:value-type="string">
            <text:p>Responsabil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A3</text:p>
          </table:table-cell>
          <table:table-cell table:style-name="ce1" office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A3.1</text:p>
          </table:table-cell>
          <table:table-cell office:value-type="string">
            <text:p>Incremento</text:p>
          </table:table-cell>
          <table:table-cell office:value-type="string">
            <text:p>Responsabil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8])" office:value-type="float" office:value="61">
            <text:p>61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31]" office:value-type="float" office:value="2">
            <text:p>2</text:p>
          </table:table-cell>
          <table:table-cell table:formula="of:=[.D31]" office:value-type="float" office:value="0">
            <text:p>0</text:p>
          </table:table-cell>
          <table:table-cell table:formula="of:=[.E31]" office:value-type="float" office:value="0">
            <text:p>0</text:p>
          </table:table-cell>
          <table:table-cell table:formula="of:=[.F31]" office:value-type="float" office:value="59">
            <text:p>59</text:p>
          </table:table-cell>
          <table:table-cell table:formula="of:=[.G31]" office:value-type="float" office:value="0">
            <text:p>0</text:p>
          </table:table-cell>
          <table:table-cell table:formula="of:=[.H31]" office:value-type="float" office:value="20">
            <text:p>20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)" office:value-type="float" office:value="20">
            <text:p>20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31]" office:value-type="float" office:value="2">
            <text:p>2</text:p>
          </table:table-cell>
          <table:table-cell table:formula="of:=[.M31]" office:value-type="float" office:value="0">
            <text:p>0</text:p>
          </table:table-cell>
          <table:table-cell table:formula="of:=[.N31]" office:value-type="float" office:value="0">
            <text:p>0</text:p>
          </table:table-cell>
          <table:table-cell table:formula="of:=[.O31]" office:value-type="float" office:value="51">
            <text:p>51</text:p>
          </table:table-cell>
          <table:table-cell table:formula="of:=[.P31]" office:value-type="float" office:value="0">
            <text:p>0</text:p>
          </table:table-cell>
          <table:table-cell table:formula="of:=[.Q31]" office:value-type="float" office:value="19">
            <text:p>19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>
            <text:p>Totale</text:p>
          </table:table-cell>
          <table:table-cell table:style-name="ce6" table:formula="of:=SUM([.E10:.E11])" office:value-type="float" office:value="81">
            <text:p>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.E6];[.E8])"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C15]*[.D15]" office:value-type="float" office:value="60">
            <text:p>60</text:p>
          </table:table-cell>
          <table:table-cell table:number-columns-repeated="5"/>
          <table:table-cell table:style-name="ce2" office:value-type="string">
            <text:p>Responsabile</text:p>
          </table:table-cell>
          <table:table-cell table:formula="of:=[.L11]"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L15]*[.M15]" office:value-type="float" office:value="60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/>
          <table:table-cell office:value-type="float" office:value="20">
            <text:p>20</text:p>
          </table:table-cell>
          <table:table-cell table:formula="of:=[.C16]*[.D16]" office:value-type="float" office:value="0">
            <text:p>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11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L16]*[.M1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/>
          <table:table-cell office:value-type="float" office:value="25">
            <text:p>25</text:p>
          </table:table-cell>
          <table:table-cell table:formula="of:=[.C17]*[.D17]" office:value-type="float" office:value="0">
            <text:p>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11]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L17]*[.M1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 table:formula="of:=SUM([.E3])" office:value-type="float" office:value="59">
            <text:p>59</text:p>
          </table:table-cell>
          <table:table-cell office:value-type="float" office:value="22">
            <text:p>22</text:p>
          </table:table-cell>
          <table:table-cell table:formula="of:=[.C18]*[.D18]" office:value-type="float" office:value="1298">
            <text:p>1298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 table:formula="of:=[.O11]" office:value-type="float" office:value="51">
            <text:p>51</text:p>
          </table:table-cell>
          <table:table-cell office:value-type="float" office:value="22">
            <text:p>22</text:p>
          </table:table-cell>
          <table:table-cell table:formula="of:=[.L18]*[.M18]" office:value-type="float" office:value="1122">
            <text:p>112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/>
          <table:table-cell office:value-type="float" office:value="15">
            <text:p>15</text:p>
          </table:table-cell>
          <table:table-cell table:formula="of:=[.C19]*[.D19]" office:value-type="float" office:value="0">
            <text:p>0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 table:formula="of:=[.P11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L19]*[.M1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4])"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[.C20]*[.D20]" office:value-type="float" office:value="300">
            <text:p>300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11]"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[.L20]*[.M20]" office:value-type="float" office:value="285">
            <text:p>28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15:.C20])" office:value-type="float" office:value="81">
            <text:p>81</text:p>
          </table:table-cell>
          <table:table-cell table:style-name="ce3"/>
          <table:table-cell table:style-name="ce3" table:formula="of:=SUM([.E15:.E20])" office:value-type="float" office:value="1658">
            <text:p>1658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15:.L20])" office:value-type="float" office:value="72">
            <text:p>72</text:p>
          </table:table-cell>
          <table:table-cell table:style-name="ce3"/>
          <table:table-cell table:style-name="ce3" table:formula="of:=SUM([.N15:.N20])" office:value-type="float" office:value="1467">
            <text:p>146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8" table:formula="of:=SUM([.C24:.H24])" office:value-type="float" office:value="11">
            <text:p>11</text:p>
          </table:table-cell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4:.Q24])" office:value-type="float" office:value="11">
            <text:p>11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8" table:formula="of:=SUM([.C25:.H25])" office:value-type="float" office:value="13">
            <text:p>13</text:p>
          </table:table-cell>
          <table:table-cell/>
          <table:table-cell table:style-name="ce2" office:value-type="string">
            <text:p>Anna Bonaldo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5:.Q25])" office:value-type="float" office:value="11">
            <text:p>11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8" table:formula="of:=SUM([.C26:.H26])" office:value-type="float" office:value="11">
            <text:p>11</text:p>
          </table:table-cell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6:.Q26])" office:value-type="float" office:value="11">
            <text:p>11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  <table:table-cell table:style-name="ce8" table:formula="of:=SUM([.C27:.H27])" office:value-type="float" office:value="8">
            <text:p>8</text:p>
          </table:table-cell>
          <table:table-cell/>
          <table:table-cell table:style-name="ce2" office:value-type="string">
            <text:p>Thomas Pigarelli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  <table:table-cell table:style-name="ce8" table:formula="of:=SUM([.L27:.Q27])" office:value-type="float" office:value="8">
            <text:p>8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table:number-columns-repeated="3"/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style-name="ce8" table:formula="of:=SUM([.C28:.H28])" office:value-type="float" office:value="12">
            <text:p>12</text:p>
          </table:table-cell>
          <table:table-cell/>
          <table:table-cell table:style-name="ce2" office:value-type="string">
            <text:p>Walter Sandon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8:.Q28])" office:value-type="float" office:value="9">
            <text:p>9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table:number-columns-repeated="3"/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table:style-name="ce8" table:formula="of:=SUM([.C29:.H29])" office:value-type="float" office:value="13">
            <text:p>13</text:p>
          </table:table-cell>
          <table:table-cell/>
          <table:table-cell table:style-name="ce2" office:value-type="string">
            <text:p>Andrea Venier</text:p>
          </table:table-cell>
          <table:table-cell table:number-columns-repeated="3"/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9:.Q29])" office:value-type="float" office:value="10">
            <text:p>10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table:style-name="ce8" table:formula="of:=SUM([.C30:.H30])" office:value-type="float" office:value="13">
            <text:p>13</text:p>
          </table:table-cell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style-name="ce8" table:formula="of:=SUM([.L30:.Q30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3" table:formula="of:=SUM([.C24:.C30])" office:value-type="float" office:value="2">
            <text:p>2</text:p>
          </table:table-cell>
          <table:table-cell table:style-name="ce3" table:formula="of:=SUM([.D24:.D30])" office:value-type="float" office:value="0">
            <text:p>0</text:p>
          </table:table-cell>
          <table:table-cell table:style-name="ce3" table:formula="of:=SUM([.E24:.E30])" office:value-type="float" office:value="0">
            <text:p>0</text:p>
          </table:table-cell>
          <table:table-cell table:style-name="ce3" table:formula="of:=SUM([.F24:.F30])" office:value-type="float" office:value="59">
            <text:p>59</text:p>
          </table:table-cell>
          <table:table-cell table:style-name="ce3" table:formula="of:=SUM([.G24:.G30])" office:value-type="float" office:value="0">
            <text:p>0</text:p>
          </table:table-cell>
          <table:table-cell table:style-name="ce3" table:formula="of:=SUM([.H24:.H30])" office:value-type="float" office:value="20">
            <text:p>20</text:p>
          </table:table-cell>
          <table:table-cell table:number-columns-repeated="3"/>
          <table:table-cell table:style-name="ce3" table:formula="of:=SUM([.L24:.L30])" office:value-type="float" office:value="2">
            <text:p>2</text:p>
          </table:table-cell>
          <table:table-cell table:style-name="ce3" table:formula="of:=SUM([.M24:.M30])" office:value-type="float" office:value="0">
            <text:p>0</text:p>
          </table:table-cell>
          <table:table-cell table:style-name="ce3" table:formula="of:=SUM([.N24:.N30])" office:value-type="float" office:value="0">
            <text:p>0</text:p>
          </table:table-cell>
          <table:table-cell table:style-name="ce3" table:formula="of:=SUM([.O24:.O30])" office:value-type="float" office:value="51">
            <text:p>51</text:p>
          </table:table-cell>
          <table:table-cell table:style-name="ce3" table:formula="of:=SUM([.P24:.P30])" office:value-type="float" office:value="0">
            <text:p>0</text:p>
          </table:table-cell>
          <table:table-cell table:style-name="ce3" table:formula="of:=SUM([.Q24:.Q30])" office:value-type="float" office:value="19">
            <text:p>19</text:p>
          </table:table-cell>
          <table:table-cell/>
        </table:table-row>
      </table:table>
      <table:table table:name="Progettazione di Dettaglio" table:style-name="ta1">
        <table:shapes>
          <draw:frame draw:z-index="0" draw:style-name="gr1" draw:text-style-name="P1" svg:width="6.2988in" svg:height="3.5429in" svg:x="7.5173in" svg:y="5.9449in">
            <draw:object draw:notify-on-update-of-ranges="'Progettazione di Dettaglio'.B17:'Progettazione di Dettaglio'.B22 'Progettazione di Dettaglio'.C17:'Progettazione di Dettaglio'.C22" xlink:href="./Object 12" xlink:type="simple" xlink:show="embed" xlink:actuate="onLoad">
              <t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6.2988in" svg:height="3.5429in" svg:x="0.9551in" svg:y="5.937in">
            <draw:object draw:notify-on-update-of-ranges="'Progettazione di Dettaglio'.B26:'Progettazione di Dettaglio'.B32 'Progettazione di Dettaglio'.C25:'Progettazione di Dettaglio'.C25 'Progettazione di Dettaglio'.C26:'Progettazione di Dettaglio'.C32 'Progettazione di Dettaglio'.D25:'Progettazione di Dettaglio'.D25 'Progettazione di Dettaglio'.D26:'Progettazione di Dettaglio'.D32 'Progettazione di Dettaglio'.E25:'Progettazione di Dettaglio'.E25 'Progettazione di Dettaglio'.E26:'Progettazione di Dettaglio'.E32 'Progettazione di Dettaglio'.F25:'Progettazione di Dettaglio'.F25 'Progettazione di Dettaglio'.F26:'Progettazione di Dettaglio'.F32 'Progettazione di Dettaglio'.G25:'Progettazione di Dettaglio'.G25 'Progettazione di Dettaglio'.G26:'Progettazione di Dettaglio'.G32 'Progettazione di Dettaglio'.H25:'Progettazione di Dettaglio'.H25 'Progettazione di Dettaglio'.H26:'Progettazione di Dettaglio'.H32" xlink:href="./Object 13" xlink:type="simple" xlink:show="embed" xlink:actuate="onLoad">
              <t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6.2988in" svg:height="3.5429in" svg:x="14.0299in" svg:y="5.9382in">
            <draw:object draw:notify-on-update-of-ranges="'Progettazione di Dettaglio'.L11:'Progettazione di Dettaglio'.Q11 'Progettazione di Dettaglio'.K12:'Progettazione di Dettaglio'.K12 'Progettazione di Dettaglio'.L12:'Progettazione di Dettaglio'.Q12 'Progettazione di Dettaglio'.K13:'Progettazione di Dettaglio'.K13 'Progettazione di Dettaglio'.L13:'Progettazione di Dettaglio'.Q13" xlink:href="./Object 18" xlink:type="simple" xlink:show="embed" xlink:actuate="onLoad">
              <text:p/>
            </draw:object>
            <draw:image xlink:href="./ObjectReplacements/Object 18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number-columns-repeated="8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PD1</text:p>
          </table:table-cell>
          <table:table-cell table:style-name="ce1" office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1.1</text:p>
          </table:table-cell>
          <table:table-cell office:value-type="string">
            <text:p>Stesura</text:p>
          </table:table-cell>
          <table:table-cell office:value-type="string">
            <text:p>Progettista</text:p>
          </table:table-cell>
          <table:table-cell office:value-type="float" office:value="100">
            <text:p>1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30">
            <text:p>3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2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2.1</text:p>
          </table:table-cell>
          <table:table-cell office:value-type="string">
            <text:p>Stesura</text:p>
          </table:table-cell>
          <table:table-cell table:style-name="ce5" office:value-type="string">
            <text:p>Responsabil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2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3</text:p>
          </table:table-cell>
          <table:table-cell table:style-name="ce1" office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3.1</text:p>
          </table:table-cell>
          <table:table-cell office:value-type="string">
            <text:p>Stesura</text:p>
          </table:table-cell>
          <table:table-cell table:style-name="ce5" office:value-type="string">
            <text:p>Responsabil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3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9])" office:value-type="float" office:value="104">
            <text:p>104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33]" office:value-type="float" office:value="4">
            <text:p>4</text:p>
          </table:table-cell>
          <table:table-cell table:formula="of:=[.D33]" office:value-type="float" office:value="0">
            <text:p>0</text:p>
          </table:table-cell>
          <table:table-cell table:formula="of:=[.E33]" office:value-type="float" office:value="0">
            <text:p>0</text:p>
          </table:table-cell>
          <table:table-cell table:formula="of:=[.F33]" office:value-type="float" office:value="100">
            <text:p>100</text:p>
          </table:table-cell>
          <table:table-cell table:formula="of:=[.G33]" office:value-type="float" office:value="0">
            <text:p>0</text:p>
          </table:table-cell>
          <table:table-cell table:formula="of:=[.H33]" office:value-type="float" office:value="34">
            <text:p>34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;[.E7];[.E10])" office:value-type="float" office:value="34">
            <text:p>34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33]" office:value-type="float" office:value="10">
            <text:p>10</text:p>
          </table:table-cell>
          <table:table-cell table:formula="of:=[.M33]" office:value-type="float" office:value="0">
            <text:p>0</text:p>
          </table:table-cell>
          <table:table-cell table:formula="of:=[.N33]" office:value-type="float" office:value="0">
            <text:p>0</text:p>
          </table:table-cell>
          <table:table-cell table:formula="of:=[.O33]" office:value-type="float" office:value="85">
            <text:p>85</text:p>
          </table:table-cell>
          <table:table-cell table:formula="of:=[.P33]" office:value-type="float" office:value="0">
            <text:p>0</text:p>
          </table:table-cell>
          <table:table-cell table:formula="of:=[.Q33]" office:value-type="float" office:value="27">
            <text:p>27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>
            <text:p>Totale</text:p>
          </table:table-cell>
          <table:table-cell table:style-name="ce6" table:formula="of:=SUM([.E12:.E13])" office:value-type="float" office:value="138">
            <text:p>1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.E6];[.E9])"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17]*[.D17]" office:value-type="float" office:value="120">
            <text:p>120</text:p>
          </table:table-cell>
          <table:table-cell table:number-columns-repeated="5"/>
          <table:table-cell table:style-name="ce2" office:value-type="string">
            <text:p>Responsabile</text:p>
          </table:table-cell>
          <table:table-cell table:formula="of:=[.L13]"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[.L17]*[.M17]" office:value-type="float" office:value="300">
            <text:p>3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/>
          <table:table-cell office:value-type="float" office:value="20">
            <text:p>20</text:p>
          </table:table-cell>
          <table:table-cell table:formula="of:=[.C18]*[.D18]" office:value-type="float" office:value="0">
            <text:p>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13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L18]*[.M1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/>
          <table:table-cell office:value-type="float" office:value="25">
            <text:p>25</text:p>
          </table:table-cell>
          <table:table-cell table:formula="of:=[.C19]*[.D19]" office:value-type="float" office:value="0">
            <text:p>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13]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L19]*[.M1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 table:formula="of:=SUM([.E3])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formula="of:=[.C20]*[.D20]" office:value-type="float" office:value="2200">
            <text:p>2200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 table:formula="of:=[.O13]" office:value-type="float" office:value="85">
            <text:p>85</text:p>
          </table:table-cell>
          <table:table-cell office:value-type="float" office:value="22">
            <text:p>22</text:p>
          </table:table-cell>
          <table:table-cell table:formula="of:=[.L20]*[.M20]" office:value-type="float" office:value="1870">
            <text:p>187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/>
          <table:table-cell office:value-type="float" office:value="15">
            <text:p>15</text:p>
          </table:table-cell>
          <table:table-cell table:formula="of:=[.C21]*[.D21]" office:value-type="float" office:value="0">
            <text:p>0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 table:formula="of:=[.P13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L21]*[.M2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4];[.E7];[.E10])" office:value-type="float" office:value="34">
            <text:p>34</text:p>
          </table:table-cell>
          <table:table-cell office:value-type="float" office:value="15">
            <text:p>15</text:p>
          </table:table-cell>
          <table:table-cell table:formula="of:=[.C22]*[.D22]" office:value-type="float" office:value="510">
            <text:p>510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13]"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[.L22]*[.M22]" office:value-type="float" office:value="405">
            <text:p>40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17:.C22])" office:value-type="float" office:value="138">
            <text:p>138</text:p>
          </table:table-cell>
          <table:table-cell table:style-name="ce3"/>
          <table:table-cell table:style-name="ce3" table:formula="of:=SUM([.E17:.E22])" office:value-type="float" office:value="2830">
            <text:p>2830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17:.L22])" office:value-type="float" office:value="122">
            <text:p>122</text:p>
          </table:table-cell>
          <table:table-cell table:style-name="ce3"/>
          <table:table-cell table:style-name="ce3" table:formula="of:=SUM([.N17:.N22])" office:value-type="float" office:value="2575">
            <text:p>257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table:style-name="ce8" table:formula="of:=SUM([.C26:.H26])" office:value-type="float" office:value="19">
            <text:p>19</text:p>
          </table:table-cell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6:.Q26])" office:value-type="float" office:value="16">
            <text:p>16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table:style-name="ce8" table:formula="of:=SUM([.C27:.H27])" office:value-type="float" office:value="20">
            <text:p>20</text:p>
          </table:table-cell>
          <table:table-cell/>
          <table:table-cell table:style-name="ce2" office:value-type="string">
            <text:p>Anna Bonaldo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office:value-type="float" office:value="4">
            <text:p>4</text:p>
          </table:table-cell>
          <table:table-cell table:style-name="ce8" table:formula="of:=SUM([.L27:.Q27])" office:value-type="float" office:value="17">
            <text:p>17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table:style-name="ce8" table:formula="of:=SUM([.C28:.H28])" office:value-type="float" office:value="19">
            <text:p>19</text:p>
          </table:table-cell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8:.Q28])" office:value-type="float" office:value="16">
            <text:p>16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8" table:formula="of:=SUM([.C29:.H29])" office:value-type="float" office:value="19">
            <text:p>19</text:p>
          </table:table-cell>
          <table:table-cell/>
          <table:table-cell table:style-name="ce2" office:value-type="string">
            <text:p>Thomas Pigarelli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table:style-name="ce8" table:formula="of:=SUM([.L29:.Q29])" office:value-type="float" office:value="19">
            <text:p>19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table:number-columns-repeated="3"/>
          <table:table-cell office:value-type="float" office:value="14">
            <text:p>14</text:p>
          </table:table-cell>
          <table:table-cell/>
          <table:table-cell office:value-type="float" office:value="7">
            <text:p>7</text:p>
          </table:table-cell>
          <table:table-cell table:style-name="ce8" table:formula="of:=SUM([.C30:.H30])" office:value-type="float" office:value="21">
            <text:p>21</text:p>
          </table:table-cell>
          <table:table-cell/>
          <table:table-cell table:style-name="ce2" office:value-type="string">
            <text:p>Walter Sandon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office:value-type="float" office:value="5">
            <text:p>5</text:p>
          </table:table-cell>
          <table:table-cell table:style-name="ce8" table:formula="of:=SUM([.L30:.Q30])" office:value-type="float" office:value="18">
            <text:p>18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table:number-columns-repeated="3"/>
          <table:table-cell office:value-type="float" office:value="14">
            <text:p>14</text:p>
          </table:table-cell>
          <table:table-cell/>
          <table:table-cell office:value-type="float" office:value="6">
            <text:p>6</text:p>
          </table:table-cell>
          <table:table-cell table:style-name="ce8" table:formula="of:=SUM([.C31:.H31])" office:value-type="float" office:value="20">
            <text:p>20</text:p>
          </table:table-cell>
          <table:table-cell/>
          <table:table-cell table:style-name="ce2" office:value-type="string">
            <text:p>Andrea Venier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office:value-type="float" office:value="5">
            <text:p>5</text:p>
          </table:table-cell>
          <table:table-cell table:style-name="ce8" table:formula="of:=SUM([.L31:.Q31])" office:value-type="float" office:value="18">
            <text:p>18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style-name="ce8" table:formula="of:=SUM([.C32:.H32])" office:value-type="float" office:value="20">
            <text:p>20</text:p>
          </table:table-cell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office:value-type="float" office:value="7">
            <text:p>7</text:p>
          </table:table-cell>
          <table:table-cell table:style-name="ce8" table:formula="of:=SUM([.L32:.Q32])" office:value-type="float" office:value="18">
            <text:p>18</text:p>
          </table:table-cell>
        </table:table-row>
        <table:table-row table:style-name="ro1">
          <table:table-cell table:number-columns-repeated="2"/>
          <table:table-cell table:style-name="ce3" table:formula="of:=SUM([.C26:.C32])" office:value-type="float" office:value="4">
            <text:p>4</text:p>
          </table:table-cell>
          <table:table-cell table:style-name="ce3" table:formula="of:=SUM([.D26:.D32])" office:value-type="float" office:value="0">
            <text:p>0</text:p>
          </table:table-cell>
          <table:table-cell table:style-name="ce3" table:formula="of:=SUM([.E26:.E32])" office:value-type="float" office:value="0">
            <text:p>0</text:p>
          </table:table-cell>
          <table:table-cell table:style-name="ce3" table:formula="of:=SUM([.F26:.F32])" office:value-type="float" office:value="100">
            <text:p>100</text:p>
          </table:table-cell>
          <table:table-cell table:style-name="ce3" table:formula="of:=SUM([.G26:.G32])" office:value-type="float" office:value="0">
            <text:p>0</text:p>
          </table:table-cell>
          <table:table-cell table:style-name="ce3" table:formula="of:=SUM([.H26:.H32])" office:value-type="float" office:value="34">
            <text:p>34</text:p>
          </table:table-cell>
          <table:table-cell table:number-columns-repeated="3"/>
          <table:table-cell table:style-name="ce3" table:formula="of:=SUM([.L26:.L32])" office:value-type="float" office:value="10">
            <text:p>10</text:p>
          </table:table-cell>
          <table:table-cell table:style-name="ce3" table:formula="of:=SUM([.M26:.M32])" office:value-type="float" office:value="0">
            <text:p>0</text:p>
          </table:table-cell>
          <table:table-cell table:style-name="ce3" table:formula="of:=SUM([.N26:.N32])" office:value-type="float" office:value="0">
            <text:p>0</text:p>
          </table:table-cell>
          <table:table-cell table:style-name="ce3" table:formula="of:=SUM([.O26:.O32])" office:value-type="float" office:value="85">
            <text:p>85</text:p>
          </table:table-cell>
          <table:table-cell table:style-name="ce3" table:formula="of:=SUM([.P26:.P32])" office:value-type="float" office:value="0">
            <text:p>0</text:p>
          </table:table-cell>
          <table:table-cell table:style-name="ce3" table:formula="of:=SUM([.Q26:.Q32])" office:value-type="float" office:value="27">
            <text:p>27</text:p>
          </table:table-cell>
          <table:table-cell/>
        </table:table-row>
      </table:table>
      <table:table table:name="Codifica" table:style-name="ta1" table:print="false">
        <table:shapes>
          <draw:frame draw:z-index="0" draw:style-name="gr1" draw:text-style-name="P1" svg:width="6.2988in" svg:height="3.5429in" svg:x="0.9587in" svg:y="9.5571in">
            <draw:object draw:notify-on-update-of-ranges="Codifica.B46:Codifica.B52 Codifica.C45:Codifica.C45 Codifica.C46:Codifica.C52 Codifica.D45:Codifica.D45 Codifica.D46:Codifica.D52 Codifica.E45:Codifica.E45 Codifica.E46:Codifica.E52 Codifica.F45:Codifica.F45 Codifica.F46:Codifica.F52 Codifica.G45:Codifica.G45 Codifica.G46:Codifica.G52 Codifica.H45:Codifica.H45 Codifica.H46:Codifica.H52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7.4815in" svg:y="9.5531in">
            <draw:object draw:notify-on-update-of-ranges="Codifica.B37:Codifica.B42 Codifica.C37:Codifica.C42"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3.9921in" svg:y="9.5465in">
            <draw:object draw:notify-on-update-of-ranges="Codifica.L31:Codifica.Q31 Codifica.K32:Codifica.K32 Codifica.L32:Codifica.Q32 Codifica.K33:Codifica.K33 Codifica.L33:Codifica.Q33" xlink:href="./Object 20" xlink:type="simple" xlink:show="embed" xlink:actuate="onLoad">
              <t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PDC1</text:p>
          </table:table-cell>
          <table:table-cell table:style-name="ce1" office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1.1</text:p>
          </table:table-cell>
          <table:table-cell office:value-type="string">
            <text:p>Incremento</text:p>
          </table:table-cell>
          <table:table-cell office:value-type="string">
            <text:p>Analista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2</text:p>
          </table:table-cell>
          <table:table-cell table:style-name="ce1" office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2.1</text:p>
          </table:table-cell>
          <table:table-cell office:value-type="string">
            <text:p>Incremento</text:p>
          </table:table-cell>
          <table:table-cell office:value-type="string">
            <text:p>Amministrator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2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3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3.1</text:p>
          </table:table-cell>
          <table:table-cell office:value-type="string">
            <text:p>Incremento</text:p>
          </table:table-cell>
          <table:table-cell table:style-name="ce5" office:value-type="string">
            <text:p>Responsabile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3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4</text:p>
          </table:table-cell>
          <table:table-cell table:style-name="ce1" office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4.1</text:p>
          </table:table-cell>
          <table:table-cell office:value-type="string">
            <text:p>Incremento</text:p>
          </table:table-cell>
          <table:table-cell table:style-name="ce5" office:value-type="string">
            <text:p>Responsabil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Progettista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4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5</text:p>
          </table:table-cell>
          <table:table-cell table:style-name="ce1" office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5.1</text:p>
          </table:table-cell>
          <table:table-cell office:value-type="string">
            <text:p>Incremento</text:p>
          </table:table-cell>
          <table:table-cell office:value-type="string">
            <text:p>Progettista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5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6</text:p>
          </table:table-cell>
          <table:table-cell table:style-name="ce1" office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6.1</text:p>
          </table:table-cell>
          <table:table-cell office:value-type="string">
            <text:p>Incremento</text:p>
          </table:table-cell>
          <table:table-cell office:value-type="string">
            <text:p>Progettista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6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7</text:p>
          </table:table-cell>
          <table:table-cell table:style-name="ce1" office:value-type="string">
            <text:p>Cod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7.1</text:p>
          </table:table-cell>
          <table:table-cell office:value-type="string">
            <text:p>Stesura</text:p>
          </table:table-cell>
          <table:table-cell office:value-type="string">
            <text:p>Programmatore</text:p>
          </table:table-cell>
          <table:table-cell office:value-type="float" office:value="95">
            <text:p>9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7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40">
            <text:p>4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8</text:p>
          </table:table-cell>
          <table:table-cell table:style-name="ce1" office:value-type="string">
            <text:p>Manuale Utente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8.1</text:p>
          </table:table-cell>
          <table:table-cell office:value-type="string">
            <text:p>Stesura</text:p>
          </table:table-cell>
          <table:table-cell office:value-type="string">
            <text:p>Amministrator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Progettista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8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9</text:p>
          </table:table-cell>
          <table:table-cell table:style-name="ce1" office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9.1</text:p>
          </table:table-cell>
          <table:table-cell office:value-type="string">
            <text:p>Incremento</text:p>
          </table:table-cell>
          <table:table-cell table:style-name="ce5" office:value-type="string">
            <text:p>Verificator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9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>
            <text:p>146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53]" office:value-type="float" office:value="6">
            <text:p>6</text:p>
          </table:table-cell>
          <table:table-cell table:formula="of:=[.D53]" office:value-type="float" office:value="7">
            <text:p>7</text:p>
          </table:table-cell>
          <table:table-cell table:formula="of:=[.E53]" office:value-type="float" office:value="8">
            <text:p>8</text:p>
          </table:table-cell>
          <table:table-cell table:formula="of:=[.F53]" office:value-type="float" office:value="29">
            <text:p>29</text:p>
          </table:table-cell>
          <table:table-cell table:formula="of:=[.G53]" office:value-type="float" office:value="95">
            <text:p>95</text:p>
          </table:table-cell>
          <table:table-cell table:formula="of:=[.H53]" office:value-type="float" office:value="58">
            <text:p>58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;[.E7];[.E10];[.E14];[.E17];[.E20];[.E23];[.E27];[.E30])" office:value-type="float" office:value="57">
            <text:p>57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53]" office:value-type="float" office:value="7">
            <text:p>7</text:p>
          </table:table-cell>
          <table:table-cell table:formula="of:=[.M53]" office:value-type="float" office:value="6">
            <text:p>6</text:p>
          </table:table-cell>
          <table:table-cell table:formula="of:=[.N53]" office:value-type="float" office:value="9">
            <text:p>9</text:p>
          </table:table-cell>
          <table:table-cell table:formula="of:=[.O53]" office:value-type="float" office:value="33">
            <text:p>33</text:p>
          </table:table-cell>
          <table:table-cell table:formula="of:=[.P53]" office:value-type="float" office:value="81">
            <text:p>81</text:p>
          </table:table-cell>
          <table:table-cell table:formula="of:=[.Q53]" office:value-type="float" office:value="66">
            <text:p>66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Totale</text:p>
          </table:table-cell>
          <table:table-cell table:style-name="ce6" table:formula="of:=SUM([.E32:.E33])" office:value-type="float" office:value="203">
            <text:p>203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.E9];[.E12])"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[.C37]*[.D37]" office:value-type="float" office:value="180">
            <text:p>180</text:p>
          </table:table-cell>
          <table:table-cell table:number-columns-repeated="5"/>
          <table:table-cell table:style-name="ce2" office:value-type="string">
            <text:p>Responsabile</text:p>
          </table:table-cell>
          <table:table-cell table:formula="of:=[.L33]" office:value-type="float" office:value="7">
            <text:p>7</text:p>
          </table:table-cell>
          <table:table-cell office:value-type="float" office:value="30">
            <text:p>30</text:p>
          </table:table-cell>
          <table:table-cell table:formula="of:=[.L37]*[.M37]" office:value-type="float" office:value="210">
            <text:p>21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 table:formula="of:=SUM([.E6];[.E25])"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[.C38]*[.D38]" office:value-type="float" office:value="140">
            <text:p>14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33]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L38]*[.M38]" office:value-type="float" office:value="120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 table:formula="of:=SUM([.E3])"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[.C39]*[.D39]" office:value-type="float" office:value="200">
            <text:p>20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33]"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[.L39]*[.M39]" office:value-type="float" office:value="225">
            <text:p>2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 table:formula="of:=SUM([.E13];[.E16];[.E26];[.E19])" office:value-type="float" office:value="29">
            <text:p>29</text:p>
          </table:table-cell>
          <table:table-cell office:value-type="float" office:value="22">
            <text:p>22</text:p>
          </table:table-cell>
          <table:table-cell table:formula="of:=[.C40]*[.D40]" office:value-type="float" office:value="638">
            <text:p>638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 table:formula="of:=[.O33]" office:value-type="float" office:value="33">
            <text:p>33</text:p>
          </table:table-cell>
          <table:table-cell office:value-type="float" office:value="22">
            <text:p>22</text:p>
          </table:table-cell>
          <table:table-cell table:formula="of:=[.L40]*[.M40]" office:value-type="float" office:value="726">
            <text:p>72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 table:formula="of:=SUM([.E22])"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[.C41]*[.D41]" office:value-type="float" office:value="1425">
            <text:p>1425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 table:formula="of:=[.P33]" office:value-type="float" office:value="81">
            <text:p>81</text:p>
          </table:table-cell>
          <table:table-cell office:value-type="float" office:value="15">
            <text:p>15</text:p>
          </table:table-cell>
          <table:table-cell table:formula="of:=[.L41]*[.M41]" office:value-type="float" office:value="1215">
            <text:p>121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4];[.E7];[.E10];[.E14];[.E17];[.E20];[.E23];[.E27];[.E29];[.E30])" office:value-type="float" office:value="58">
            <text:p>58</text:p>
          </table:table-cell>
          <table:table-cell office:value-type="float" office:value="15">
            <text:p>15</text:p>
          </table:table-cell>
          <table:table-cell table:formula="of:=[.C42]*[.D42]" office:value-type="float" office:value="870">
            <text:p>870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33]" office:value-type="float" office:value="66">
            <text:p>66</text:p>
          </table:table-cell>
          <table:table-cell office:value-type="float" office:value="15">
            <text:p>15</text:p>
          </table:table-cell>
          <table:table-cell table:formula="of:=[.L42]*[.M42]" office:value-type="float" office:value="990">
            <text:p>99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37:.C42])" office:value-type="float" office:value="203">
            <text:p>203</text:p>
          </table:table-cell>
          <table:table-cell table:style-name="ce3"/>
          <table:table-cell table:style-name="ce3" table:formula="of:=SUM([.E37:.E42])" office:value-type="float" office:value="3453">
            <text:p>3453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37:.L42])" office:value-type="float" office:value="202">
            <text:p>202</text:p>
          </table:table-cell>
          <table:table-cell table:style-name="ce3"/>
          <table:table-cell table:style-name="ce3" table:formula="of:=SUM([.N37:.N42])" office:value-type="float" office:value="3486">
            <text:p>3486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8" table:formula="of:=SUM([.C46:.H46])" office:value-type="float" office:value="29">
            <text:p>29</text:p>
          </table:table-cell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style-name="ce8" table:formula="of:=SUM([.L46:.Q46])" office:value-type="float" office:value="30">
            <text:p>30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8" table:formula="of:=SUM([.C47:.H47])" office:value-type="float" office:value="29">
            <text:p>29</text:p>
          </table:table-cell>
          <table:table-cell/>
          <table:table-cell table:style-name="ce2" office:value-type="string">
            <text:p>Anna Bonald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style-name="ce8" table:formula="of:=SUM([.L47:.Q47])" office:value-type="float" office:value="32">
            <text:p>32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style-name="ce8" table:formula="of:=SUM([.C48:.H48])" office:value-type="float" office:value="29">
            <text:p>29</text:p>
          </table:table-cell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8" table:formula="of:=SUM([.L48:.Q48])" office:value-type="float" office:value="29">
            <text:p>29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style-name="ce8" table:formula="of:=SUM([.C49:.H49])" office:value-type="float" office:value="29">
            <text:p>29</text:p>
          </table:table-cell>
          <table:table-cell/>
          <table:table-cell table:style-name="ce2" office:value-type="string">
            <text:p>Thomas Pigarelli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8" table:formula="of:=SUM([.L49:.Q49])" office:value-type="float" office:value="28">
            <text:p>28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8" table:formula="of:=SUM([.C50:.H50])" office:value-type="float" office:value="29">
            <text:p>29</text:p>
          </table:table-cell>
          <table:table-cell/>
          <table:table-cell table:style-name="ce2" office:value-type="string">
            <text:p>Walter Sando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8" table:formula="of:=SUM([.L50:.Q50])" office:value-type="float" office:value="25">
            <text:p>25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8" table:formula="of:=SUM([.C51:.H51])" office:value-type="float" office:value="29">
            <text:p>29</text:p>
          </table:table-cell>
          <table:table-cell/>
          <table:table-cell table:style-name="ce2" office:value-type="string">
            <text:p>Andrea Venier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style-name="ce8" table:formula="of:=SUM([.L51:.Q51])" office:value-type="float" office:value="30">
            <text:p>30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8" table:formula="of:=SUM([.C52:.H52])" office:value-type="float" office:value="29">
            <text:p>29</text:p>
          </table:table-cell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style-name="ce8" table:formula="of:=SUM([.L52:.Q52])" office:value-type="float" office:value="28">
            <text:p>28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6">
            <text:p>6</text:p>
          </table:table-cell>
          <table:table-cell table:style-name="ce3" table:formula="of:=SUM([.D46:.D52])" office:value-type="float" office:value="7">
            <text:p>7</text:p>
          </table:table-cell>
          <table:table-cell table:style-name="ce3" table:formula="of:=SUM([.E46:.E52])" office:value-type="float" office:value="8">
            <text:p>8</text:p>
          </table:table-cell>
          <table:table-cell table:style-name="ce3" table:formula="of:=SUM([.F46:.F52])" office:value-type="float" office:value="29">
            <text:p>29</text:p>
          </table:table-cell>
          <table:table-cell table:style-name="ce3" table:formula="of:=SUM([.G46:.G52])" office:value-type="float" office:value="95">
            <text:p>95</text:p>
          </table:table-cell>
          <table:table-cell table:style-name="ce3" table:formula="of:=SUM([.H46:.H52])" office:value-type="float" office:value="58">
            <text:p>58</text:p>
          </table:table-cell>
          <table:table-cell table:number-columns-repeated="3"/>
          <table:table-cell table:style-name="ce3" table:formula="of:=SUM([.L46:.L52])" office:value-type="float" office:value="7">
            <text:p>7</text:p>
          </table:table-cell>
          <table:table-cell table:style-name="ce3" table:formula="of:=SUM([.M46:.M52])" office:value-type="float" office:value="6">
            <text:p>6</text:p>
          </table:table-cell>
          <table:table-cell table:style-name="ce3" table:formula="of:=SUM([.N46:.N52])" office:value-type="float" office:value="9">
            <text:p>9</text:p>
          </table:table-cell>
          <table:table-cell table:style-name="ce3" table:formula="of:=SUM([.O46:.O52])" office:value-type="float" office:value="33">
            <text:p>33</text:p>
          </table:table-cell>
          <table:table-cell table:style-name="ce3" table:formula="of:=SUM([.P46:.P52])" office:value-type="float" office:value="81">
            <text:p>81</text:p>
          </table:table-cell>
          <table:table-cell table:style-name="ce3" table:formula="of:=SUM([.Q46:.Q52])" office:value-type="float" office:value="66">
            <text:p>66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6.2988in" svg:height="3.5429in" svg:x="0.9988in" svg:y="9.6815in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6965in" svg:y="9.8378in">
            <draw:object draw:notify-on-update-of-ranges="'Verifica e Validazione'.B37:'Verifica e Validazione'.B42 'Verifica e Validazione'.C37:'Verifica e Validazione'.C42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14.5543in" svg:y="9.8406in">
            <draw:object draw:notify-on-update-of-ranges="'Verifica e Validazione'.L31:'Verifica e Validazione'.Q31 'Verifica e Validazione'.K32:'Verifica e Validazione'.K32 'Verifica e Validazione'.L32:'Verifica e Validazione'.Q32 'Verifica e Validazione'.K33:'Verifica e Validazione'.K33 'Verifica e Validazione'.L33:'Verifica e Validazione'.Q33" xlink:href="./Object 21" xlink:type="simple" xlink:show="embed" xlink:actuate="onLoad">
              <text:p/>
            </draw:object>
            <draw:image xlink:href="./ObjectReplacements/Object 21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VV1</text:p>
          </table:table-cell>
          <table:table-cell table:style-name="ce1" office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table:style-name="ce11" office:value-type="string">
            <text:p>VV1.1</text:p>
          </table:table-cell>
          <table:table-cell table:style-name="ce11" office:value-type="string">
            <text:p>Incremento</text:p>
          </table:table-cell>
          <table:table-cell table:style-name="ce5" office:value-type="string">
            <text:p>Verificatore</text:p>
          </table:table-cell>
          <table:table-cell/>
          <table:table-cell table:number-columns-repeated="13"/>
        </table:table-row>
        <table:table-row table:style-name="ro1">
          <table:table-cell/>
          <table:table-cell office:value-type="string">
            <text:p>VV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2</text:p>
          </table:table-cell>
          <table:table-cell table:style-name="ce1" office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2.1</text:p>
          </table:table-cell>
          <table:table-cell office:value-type="string">
            <text:p>Incremento</text:p>
          </table:table-cell>
          <table:table-cell office:value-type="string">
            <text:p>Amministrator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2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3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3.1</text:p>
          </table:table-cell>
          <table:table-cell office:value-type="string">
            <text:p>Incremento</text:p>
          </table:table-cell>
          <table:table-cell office:value-type="string">
            <text:p>Responsabil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3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4</text:p>
          </table:table-cell>
          <table:table-cell table:style-name="ce1" office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4.1</text:p>
          </table:table-cell>
          <table:table-cell office:value-type="string">
            <text:p>Incremento</text:p>
          </table:table-cell>
          <table:table-cell office:value-type="string">
            <text:p>Verificatore</text:p>
          </table:table-cell>
          <table:table-cell office:value-type="float" office:value="22">
            <text:p>2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4.2</text:p>
          </table:table-cell>
          <table:table-cell office:value-type="string">
            <text:p>Verifica</text:p>
          </table:table-cell>
          <table:table-cell table:style-name="ce5" office:value-type="string">
            <text:p>Responsabile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Verificatore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5</text:p>
          </table:table-cell>
          <table:table-cell table:style-name="ce1" office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5.1</text:p>
          </table:table-cell>
          <table:table-cell office:value-type="string">
            <text:p>Incremento</text:p>
          </table:table-cell>
          <table:table-cell office:value-type="string">
            <text:p>Progettista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5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6</text:p>
          </table:table-cell>
          <table:table-cell table:style-name="ce1" office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6.1</text:p>
          </table:table-cell>
          <table:table-cell office:value-type="string">
            <text:p>Incremento</text:p>
          </table:table-cell>
          <table:table-cell office:value-type="string">
            <text:p>Progettista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6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7</text:p>
          </table:table-cell>
          <table:table-cell table:style-name="ce1" office:value-type="string">
            <text:p>Manuali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7.1</text:p>
          </table:table-cell>
          <table:table-cell office:value-type="string">
            <text:p>Incremento</text:p>
          </table:table-cell>
          <table:table-cell office:value-type="string">
            <text:p>Progettista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mministrator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7.2</text:p>
          </table:table-cell>
          <table:table-cell office:value-type="string">
            <text:p>Verifica</text:p>
          </table:table-cell>
          <table:table-cell table:style-name="ce5" office:value-type="string">
            <text:p>Responsabile</text:p>
          </table:table-cell>
          <table:table-cell table:style-name="ce13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Verificator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8</text:p>
          </table:table-cell>
          <table:table-cell table:style-name="ce1" office:value-type="string">
            <text:p>Collaudo</text:p>
          </table:table-cell>
          <table:table-cell table:number-columns-repeated="15"/>
        </table:table-row>
        <table:table-row table:style-name="ro1">
          <table:table-cell/>
          <table:table-cell table:style-name="ce1" table:number-columns-repeated="2"/>
          <table:table-cell office:value-type="string">
            <text:p>Responsabil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>
            <text:p>Programmatore</text:p>
          </table:table-cell>
          <table:table-cell office:value-type="float" office:value="18">
            <text:p>1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>
            <text:p>Amministrator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>
            <text:p>Verificatore</text:p>
          </table:table-cell>
          <table:table-cell table:style-name="ce13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9];[.E12];[.E16];[.E19];[.E22];[.E23])" office:value-type="float" office:value="57">
            <text:p>57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53]" office:value-type="float" office:value="16">
            <text:p>16</text:p>
          </table:table-cell>
          <table:table-cell table:formula="of:=[.D53]" office:value-type="float" office:value="20">
            <text:p>20</text:p>
          </table:table-cell>
          <table:table-cell table:formula="of:=[.E53]" office:value-type="float" office:value="0">
            <text:p>0</text:p>
          </table:table-cell>
          <table:table-cell table:formula="of:=[.F53]" office:value-type="float" office:value="21">
            <text:p>21</text:p>
          </table:table-cell>
          <table:table-cell table:formula="of:=[.G53]" office:value-type="float" office:value="18">
            <text:p>18</text:p>
          </table:table-cell>
          <table:table-cell table:formula="of:=[.H53]" office:value-type="float" office:value="51">
            <text:p>51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69">
            <text:p>69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53]" office:value-type="float" office:value="9">
            <text:p>9</text:p>
          </table:table-cell>
          <table:table-cell table:formula="of:=[.M53]" office:value-type="float" office:value="9">
            <text:p>9</text:p>
          </table:table-cell>
          <table:table-cell table:formula="of:=[.N53]" office:value-type="float" office:value="5">
            <text:p>5</text:p>
          </table:table-cell>
          <table:table-cell table:formula="of:=[.O53]" office:value-type="float" office:value="24">
            <text:p>24</text:p>
          </table:table-cell>
          <table:table-cell table:formula="of:=[.P53]" office:value-type="float" office:value="42">
            <text:p>42</text:p>
          </table:table-cell>
          <table:table-cell table:formula="of:=[.Q53]" office:value-type="float" office:value="49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Totale</text:p>
          </table:table-cell>
          <table:table-cell table:style-name="ce6" table:formula="of:=SUM([.E32:.E33])" office:value-type="float" office:value="126">
            <text:p>1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Responsabile</text:p>
          </table:table-cell>
          <table:table-cell table:formula="of:=SUM([.E9];[.E13];[.E24];[.E27])"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[.C37]*[.D37]" office:value-type="float" office:value="480">
            <text:p>480</text:p>
          </table:table-cell>
          <table:table-cell table:number-columns-repeated="5"/>
          <table:table-cell table:style-name="ce2" office:value-type="string">
            <text:p>Responsabile</text:p>
          </table:table-cell>
          <table:table-cell table:formula="of:=[.L33]"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L37]*[.M37]" office:value-type="float" office:value="270">
            <text:p>27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 table:formula="of:=SUM([.E6];[.E23];[.E29])" office:value-type="float" office:value="20">
            <text:p>20</text:p>
          </table:table-cell>
          <table:table-cell office:value-type="float" office:value="20">
            <text:p>20</text:p>
          </table:table-cell>
          <table:table-cell table:formula="of:=[.C38]*[.D38]" office:value-type="float" office:value="400">
            <text:p>40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33]"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[.L38]*[.M38]" office:value-type="float" office:value="180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/>
          <table:table-cell office:value-type="float" office:value="25">
            <text:p>25</text:p>
          </table:table-cell>
          <table:table-cell table:formula="of:=[.C39]*[.D39]" office:value-type="float" office:value="0">
            <text:p>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33]"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L39]*[.M39]" office:value-type="float" office:value="125">
            <text:p>1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 table:formula="of:=SUM([.E16];[.E19];[.E22])"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C40]*[.D40]" office:value-type="float" office:value="462">
            <text:p>462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 table:formula="of:=[.O33]"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[.L40]*[.M40]" office:value-type="float" office:value="528">
            <text:p>52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 table:formula="of:=SUM([.E28])"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[.C41]*[.D41]" office:value-type="float" office:value="270">
            <text:p>270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 table:formula="of:=[.P33]"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[.L41]*[.M41]" office:value-type="float" office:value="630">
            <text:p>63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3];[.E4];[.E7];[.E10];[.E14];[.E17];[.E20];[.E25];[.E30];[.E12])" office:value-type="float" office:value="51">
            <text:p>51</text:p>
          </table:table-cell>
          <table:table-cell office:value-type="float" office:value="15">
            <text:p>15</text:p>
          </table:table-cell>
          <table:table-cell table:formula="of:=[.C42]*[.D42]" office:value-type="float" office:value="765">
            <text:p>765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33]" office:value-type="float" office:value="49">
            <text:p>49</text:p>
          </table:table-cell>
          <table:table-cell office:value-type="float" office:value="15">
            <text:p>15</text:p>
          </table:table-cell>
          <table:table-cell table:formula="of:=[.L42]*[.M42]" office:value-type="float" office:value="735">
            <text:p>7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37:.C42])" office:value-type="float" office:value="126">
            <text:p>126</text:p>
          </table:table-cell>
          <table:table-cell table:style-name="ce3"/>
          <table:table-cell table:style-name="ce3" table:formula="of:=SUM([.E37:.E42])" office:value-type="float" office:value="2377">
            <text:p>2377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37:.L42])" office:value-type="float" office:value="138">
            <text:p>138</text:p>
          </table:table-cell>
          <table:table-cell table:style-name="ce3"/>
          <table:table-cell table:style-name="ce3" table:formula="of:=SUM([.N37:.N42])" office:value-type="float" office:value="2468">
            <text:p>2468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8" table:formula="of:=SUM([.C46:.H46])" office:value-type="float" office:value="18">
            <text:p>18</text:p>
          </table:table-cell>
          <table:table-cell/>
          <table:table-cell table:style-name="ce2" office:value-type="string">
            <text:p>Igor Baylyak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8" table:formula="of:=SUM([.L46:.Q46])" office:value-type="float" office:value="16">
            <text:p>16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8" table:formula="of:=SUM([.C47:.H47])" office:value-type="float" office:value="18">
            <text:p>18</text:p>
          </table:table-cell>
          <table:table-cell/>
          <table:table-cell table:style-name="ce2" office:value-type="string">
            <text:p>Anna Bonald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style-name="ce8" table:formula="of:=SUM([.L47:.Q47])" office:value-type="float" office:value="20">
            <text:p>20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style-name="ce8" table:formula="of:=SUM([.C48:.H48])" office:value-type="float" office:value="18">
            <text:p>18</text:p>
          </table:table-cell>
          <table:table-cell/>
          <table:table-cell table:style-name="ce2" office:value-type="string">
            <text:p>Nicola De Ca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style-name="ce8" table:formula="of:=SUM([.L48:.Q48])" office:value-type="float" office:value="17">
            <text:p>17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4">
            <text:p>14</text:p>
          </table:table-cell>
          <table:table-cell table:style-name="ce8" table:formula="of:=SUM([.C49:.H49])" office:value-type="float" office:value="18">
            <text:p>18</text:p>
          </table:table-cell>
          <table:table-cell/>
          <table:table-cell table:style-name="ce2" office:value-type="string">
            <text:p>Thomas Pigarelli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style-name="ce8" table:formula="of:=SUM([.L49:.Q49])" office:value-type="float" office:value="17">
            <text:p>17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table:style-name="ce8" table:formula="of:=SUM([.C50:.H50])" office:value-type="float" office:value="18">
            <text:p>18</text:p>
          </table:table-cell>
          <table:table-cell/>
          <table:table-cell table:style-name="ce2" office:value-type="string">
            <text:p>Walter Sando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8" table:formula="of:=SUM([.L50:.Q50])" office:value-type="float" office:value="27">
            <text:p>27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style-name="ce8" table:formula="of:=SUM([.C51:.H51])" office:value-type="float" office:value="18">
            <text:p>18</text:p>
          </table:table-cell>
          <table:table-cell/>
          <table:table-cell table:style-name="ce2" office:value-type="string">
            <text:p>Andrea Venier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table:formula="of:=SUM([.L51:.Q51])" office:value-type="float" office:value="20">
            <text:p>20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8" table:formula="of:=SUM([.C52:.H52])" office:value-type="float" office:value="18">
            <text:p>18</text:p>
          </table:table-cell>
          <table:table-cell/>
          <table:table-cell table:style-name="ce2" office:value-type="string">
            <text:p>Alessio Vitella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8" table:formula="of:=SUM([.L52:.Q52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16">
            <text:p>16</text:p>
          </table:table-cell>
          <table:table-cell table:style-name="ce3" table:formula="of:=SUM([.D46:.D52])" office:value-type="float" office:value="20">
            <text:p>20</text:p>
          </table:table-cell>
          <table:table-cell table:style-name="ce3" table:formula="of:=SUM([.E46:.E52])" office:value-type="float" office:value="0">
            <text:p>0</text:p>
          </table:table-cell>
          <table:table-cell table:style-name="ce3" table:formula="of:=SUM([.F46:.F52])" office:value-type="float" office:value="21">
            <text:p>21</text:p>
          </table:table-cell>
          <table:table-cell table:style-name="ce3" table:formula="of:=SUM([.G46:.G52])" office:value-type="float" office:value="18">
            <text:p>18</text:p>
          </table:table-cell>
          <table:table-cell table:style-name="ce3" table:formula="of:=SUM([.H46:.H52])" office:value-type="float" office:value="51">
            <text:p>51</text:p>
          </table:table-cell>
          <table:table-cell table:number-columns-repeated="3"/>
          <table:table-cell table:style-name="ce3" table:formula="of:=SUM([.L46:.L52])" office:value-type="float" office:value="9">
            <text:p>9</text:p>
          </table:table-cell>
          <table:table-cell table:style-name="ce3" table:formula="of:=SUM([.M46:.M52])" office:value-type="float" office:value="9">
            <text:p>9</text:p>
          </table:table-cell>
          <table:table-cell table:style-name="ce3" table:formula="of:=SUM([.N46:.N52])" office:value-type="float" office:value="5">
            <text:p>5</text:p>
          </table:table-cell>
          <table:table-cell table:style-name="ce3" table:formula="of:=SUM([.O46:.O52])" office:value-type="float" office:value="24">
            <text:p>24</text:p>
          </table:table-cell>
          <table:table-cell table:style-name="ce3" table:formula="of:=SUM([.P46:.P52])" office:value-type="float" office:value="42">
            <text:p>42</text:p>
          </table:table-cell>
          <table:table-cell table:style-name="ce3" table:formula="of:=SUM([.Q46:.Q52])" office:value-type="float" office:value="49">
            <text:p>49</text:p>
          </table:table-cell>
          <table:table-cell/>
        </table:table-row>
      </table:table>
      <table:table table:name="Riepilogo" table:style-name="ta1">
        <table:shapes>
          <draw:frame draw:z-index="0" draw:style-name="gr1" draw:text-style-name="P1" svg:width="6.3024in" svg:height="3.5465in" svg:x="1.0563in" svg:y="4.3646in">
            <draw:object draw:notify-on-update-of-ranges="Riepilogo.B7:Riepilogo.B13 Riepilogo.C6:Riepilogo.C6 Riepilogo.C7:Riepilogo.C13 Riepilogo.D6:Riepilogo.D6 Riepilogo.D7:Riepilogo.D13 Riepilogo.E6:Riepilogo.E6 Riepilogo.E7:Riepilogo.E13 Riepilogo.F6:Riepilogo.F6 Riepilogo.F7:Riepilogo.F13 Riepilogo.G6:Riepilogo.G6 Riepilogo.G7:Riepilogo.G13 Riepilogo.H6:Riepilogo.H6 Riepilogo.H7:Riepilogo.H13"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5835in" svg:y="4.3567in">
            <draw:object draw:notify-on-update-of-ranges="Riepilogo.B17:Riepilogo.B22 Riepilogo.C17:Riepilogo.C22"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14.7902in" svg:y="5.2685in">
            <draw:object draw:notify-on-update-of-ranges="Riepilogo.R6:Riepilogo.W6 Riepilogo.Q7:Riepilogo.Q7 Riepilogo.R7:Riepilogo.W7 Riepilogo.Q8:Riepilogo.Q8 Riepilogo.R8:Riepilogo.W8" xlink:href="./Object 19" xlink:type="simple" xlink:show="embed" xlink:actuate="onLoad">
              <text:p/>
            </draw:object>
            <draw:image xlink:href="./ObjectReplacements/Object 19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Default"/>
        <table:table-column table:style-name="co5" table:number-columns-repeated="8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column table:style-name="co2" table:default-cell-style-name="ce2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number-columns-repeated="1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Costo</text:p>
          </table:table-cell>
          <table:table-cell table:formula="of:=SUM([Analisi.E35];['Analisi di Dettaglio'.E29];['Progettazione Architetturale'.E21];['Progettazione di Dettaglio'.E23];[Codifica.E43];['Verifica e Validazione'.E43])" office:value-type="float" office:value="14303">
            <text:p>14303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Verifica</text:p>
          </table:table-cell>
          <table:table-cell table:style-name="ce14" table:formula="of:=SUM([Analisi.E25];['Analisi di Dettaglio'.E19];['Progettazione Architetturale'.E11];['Progettazione di Dettaglio'.E13];[Codifica.E33];['Verifica e Validazione'.E33])/[.C4]" office:value-type="percentage" office:value="0.308843537414966">
            <text:p>30.88%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Totale</text:p>
          </table:table-cell>
          <table:table-cell table:formula="of:=SUM([Analisi.C35];['Analisi di Dettaglio'.C29];['Progettazione Architetturale'.C21];['Progettazione di Dettaglio'.C23];[Codifica.C43];['Verifica e Validazione'.C43])" office:value-type="float" office:value="735">
            <text:p>735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 table:number-columns-repeated="16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</text:p>
          </table:table-cell>
          <table:table-cell table:number-columns-repeated="3"/>
          <table:table-cell table:style-name="Default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table:formula="of:=SUM([Analisi.C38];['Analisi di Dettaglio'.C32];['Progettazione Architetturale'.C24];['Progettazione di Dettaglio'.C26];[Codifica.C46];['Verifica e Validazione'.C46])" office:value-type="float" office:value="6">
            <text:p>6</text:p>
          </table:table-cell>
          <table:table-cell table:formula="of:=SUM([Analisi.D38];['Analisi di Dettaglio'.D32];['Progettazione Architetturale'.D24];['Progettazione di Dettaglio'.D26];[Codifica.D46];['Verifica e Validazione'.D46])" office:value-type="float" office:value="10">
            <text:p>10</text:p>
          </table:table-cell>
          <table:table-cell table:formula="of:=SUM([Analisi.E38];['Analisi di Dettaglio'.E32];['Progettazione Architetturale'.E24];['Progettazione di Dettaglio'.E26];[Codifica.E46];['Verifica e Validazione'.E46])" office:value-type="float" office:value="13">
            <text:p>13</text:p>
          </table:table-cell>
          <table:table-cell table:formula="of:=SUM([Analisi.F38];['Analisi di Dettaglio'.F32];['Progettazione Architetturale'.F24];['Progettazione di Dettaglio'.F26];[Codifica.F46];['Verifica e Validazione'.F46])" office:value-type="float" office:value="28">
            <text:p>28</text:p>
          </table:table-cell>
          <table:table-cell table:formula="of:=SUM([Analisi.G38];['Analisi di Dettaglio'.G32];['Progettazione Architetturale'.G24];['Progettazione di Dettaglio'.G26];[Codifica.G46];['Verifica e Validazione'.G46])" office:value-type="float" office:value="14">
            <text:p>14</text:p>
          </table:table-cell>
          <table:table-cell table:formula="of:=SUM([Analisi.H38];['Analisi di Dettaglio'.H32];['Progettazione Architetturale'.H24];['Progettazione di Dettaglio'.H26];[Codifica.H46];['Verifica e Validazione'.H46])" office:value-type="float" office:value="34">
            <text:p>34</text:p>
          </table:table-cell>
          <table:table-cell table:style-name="ce8" table:formula="of:=SUM([.C7:.H7])" office:value-type="float" office:value="105">
            <text:p>105</text:p>
          </table:table-cell>
          <table:table-cell/>
          <table:table-cell table:style-name="ce2" office:value-type="string">
            <text:p>Analisi</text:p>
          </table:table-cell>
          <table:table-cell table:formula="of:=[Analisi.C35]" office:value-type="float" office:value="161">
            <text:p>161</text:p>
          </table:table-cell>
          <table:table-cell table:formula="of:=[Analisi.E35]" office:value-type="float" office:value="3425">
            <text:p>3425</text:p>
          </table:table-cell>
          <table:table-cell table:number-columns-repeated="3"/>
          <table:table-cell table:style-name="ce9" office:value-type="string">
            <text:p>Ore previste</text:p>
          </table:table-cell>
          <table:table-cell table:formula="of:=[.C14]" office:value-type="float" office:value="42">
            <text:p>42</text:p>
          </table:table-cell>
          <table:table-cell table:formula="of:=[.D14]" office:value-type="float" office:value="73">
            <text:p>73</text:p>
          </table:table-cell>
          <table:table-cell table:formula="of:=[.E14]" office:value-type="float" office:value="82">
            <text:p>82</text:p>
          </table:table-cell>
          <table:table-cell table:formula="of:=[.F14]" office:value-type="float" office:value="209">
            <text:p>209</text:p>
          </table:table-cell>
          <table:table-cell table:formula="of:=[.G14]" office:value-type="float" office:value="113">
            <text:p>113</text:p>
          </table:table-cell>
          <table:table-cell table:formula="of:=[.H14]" office:value-type="float" office:value="216">
            <text:p>2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 table:formula="of:=SUM([Analisi.C39];['Analisi di Dettaglio'.C33];['Progettazione Architetturale'.C25];['Progettazione di Dettaglio'.C27];[Codifica.C47];['Verifica e Validazione'.C47])" office:value-type="float" office:value="4">
            <text:p>4</text:p>
          </table:table-cell>
          <table:table-cell table:formula="of:=SUM([Analisi.D39];['Analisi di Dettaglio'.D33];['Progettazione Architetturale'.D25];['Progettazione di Dettaglio'.D27];[Codifica.D47];['Verifica e Validazione'.D47])" office:value-type="float" office:value="12">
            <text:p>12</text:p>
          </table:table-cell>
          <table:table-cell table:formula="of:=SUM([Analisi.E39];['Analisi di Dettaglio'.E33];['Progettazione Architetturale'.E25];['Progettazione di Dettaglio'.E27];[Codifica.E47];['Verifica e Validazione'.E47])" office:value-type="float" office:value="11">
            <text:p>11</text:p>
          </table:table-cell>
          <table:table-cell table:formula="of:=SUM([Analisi.F39];['Analisi di Dettaglio'.F33];['Progettazione Architetturale'.F25];['Progettazione di Dettaglio'.F27];[Codifica.F47];['Verifica e Validazione'.F47])" office:value-type="float" office:value="28">
            <text:p>28</text:p>
          </table:table-cell>
          <table:table-cell table:formula="of:=SUM([Analisi.G39];['Analisi di Dettaglio'.G33];['Progettazione Architetturale'.G25];['Progettazione di Dettaglio'.G27];[Codifica.G47];['Verifica e Validazione'.G47])" office:value-type="float" office:value="23">
            <text:p>23</text:p>
          </table:table-cell>
          <table:table-cell table:formula="of:=SUM([Analisi.H39];['Analisi di Dettaglio'.H33];['Progettazione Architetturale'.H25];['Progettazione di Dettaglio'.H27];[Codifica.H47];['Verifica e Validazione'.H47])" office:value-type="float" office:value="27">
            <text:p>27</text:p>
          </table:table-cell>
          <table:table-cell table:style-name="ce8" table:formula="of:=SUM([.C8:.H8])" office:value-type="float" office:value="105">
            <text:p>105</text:p>
          </table:table-cell>
          <table:table-cell/>
          <table:table-cell table:style-name="ce2" office:value-type="string">
            <text:p>Analisi di Dettaglio</text:p>
          </table:table-cell>
          <table:table-cell table:formula="of:=['Analisi di Dettaglio'.C29]" office:value-type="float" office:value="26">
            <text:p>26</text:p>
          </table:table-cell>
          <table:table-cell table:formula="of:=['Analisi di Dettaglio'.E29]" office:value-type="float" office:value="560">
            <text:p>560</text:p>
          </table:table-cell>
          <table:table-cell table:number-columns-repeated="3"/>
          <table:table-cell table:style-name="ce9" office:value-type="string">
            <text:p>Ore effettive</text:p>
          </table:table-cell>
          <table:table-cell table:formula="of:=SUM([Analisi.L25];['Analisi di Dettaglio'.L19];['Progettazione Architetturale'.L11];['Progettazione di Dettaglio'.L13];[Codifica.L33];['Verifica e Validazione'.L33])" office:value-type="float" office:value="43">
            <text:p>43</text:p>
          </table:table-cell>
          <table:table-cell table:formula="of:=SUM([Analisi.M25];['Analisi di Dettaglio'.M19];['Progettazione Architetturale'.M11];['Progettazione di Dettaglio'.M13];[Codifica.M33];['Verifica e Validazione'.M33])" office:value-type="float" office:value="60">
            <text:p>60</text:p>
          </table:table-cell>
          <table:table-cell table:formula="of:=SUM([Analisi.N25];['Analisi di Dettaglio'.N19];['Progettazione Architetturale'.N11];['Progettazione di Dettaglio'.N13];[Codifica.N33];['Verifica e Validazione'.N33])" office:value-type="float" office:value="96">
            <text:p>96</text:p>
          </table:table-cell>
          <table:table-cell table:formula="of:=SUM([Analisi.O25];['Analisi di Dettaglio'.O19];['Progettazione Architetturale'.O11];['Progettazione di Dettaglio'.O13];[Codifica.O33];['Verifica e Validazione'.O33])" office:value-type="float" office:value="193">
            <text:p>193</text:p>
          </table:table-cell>
          <table:table-cell table:formula="of:=SUM([Analisi.P25];['Analisi di Dettaglio'.P19];['Progettazione Architetturale'.P11];['Progettazione di Dettaglio'.P13];[Codifica.P33];['Verifica e Validazione'.P33])" office:value-type="float" office:value="123">
            <text:p>123</text:p>
          </table:table-cell>
          <table:table-cell table:formula="of:=SUM([Analisi.Q25];['Analisi di Dettaglio'.Q19];['Progettazione Architetturale'.Q11];['Progettazione di Dettaglio'.Q13];[Codifica.Q33];['Verifica e Validazione'.Q33])" office:value-type="float" office:value="220">
            <text:p>22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table:formula="of:=SUM([Analisi.C40];['Analisi di Dettaglio'.C34];['Progettazione Architetturale'.C26];['Progettazione di Dettaglio'.C28];[Codifica.C48];['Verifica e Validazione'.C48])" office:value-type="float" office:value="6">
            <text:p>6</text:p>
          </table:table-cell>
          <table:table-cell table:formula="of:=SUM([Analisi.D40];['Analisi di Dettaglio'.D34];['Progettazione Architetturale'.D26];['Progettazione di Dettaglio'.D28];[Codifica.D48];['Verifica e Validazione'.D48])" office:value-type="float" office:value="13">
            <text:p>13</text:p>
          </table:table-cell>
          <table:table-cell table:formula="of:=SUM([Analisi.E40];['Analisi di Dettaglio'.E34];['Progettazione Architetturale'.E26];['Progettazione di Dettaglio'.E28];[Codifica.E48];['Verifica e Validazione'.E48])" office:value-type="float" office:value="8">
            <text:p>8</text:p>
          </table:table-cell>
          <table:table-cell table:formula="of:=SUM([Analisi.F40];['Analisi di Dettaglio'.F34];['Progettazione Architetturale'.F26];['Progettazione di Dettaglio'.F28];[Codifica.F48];['Verifica e Validazione'.F48])" office:value-type="float" office:value="35">
            <text:p>35</text:p>
          </table:table-cell>
          <table:table-cell table:formula="of:=SUM([Analisi.G40];['Analisi di Dettaglio'.G34];['Progettazione Architetturale'.G26];['Progettazione di Dettaglio'.G28];[Codifica.G48];['Verifica e Validazione'.G48])" office:value-type="float" office:value="14">
            <text:p>14</text:p>
          </table:table-cell>
          <table:table-cell table:formula="of:=SUM([Analisi.H40];['Analisi di Dettaglio'.H34];['Progettazione Architetturale'.H26];['Progettazione di Dettaglio'.H28];[Codifica.H48];['Verifica e Validazione'.H48])" office:value-type="float" office:value="29">
            <text:p>29</text:p>
          </table:table-cell>
          <table:table-cell table:style-name="ce8" table:formula="of:=SUM([.C9:.H9])" office:value-type="float" office:value="105">
            <text:p>105</text:p>
          </table:table-cell>
          <table:table-cell/>
          <table:table-cell table:style-name="ce2" office:value-type="string">
            <text:p>Progettazione Architetturale</text:p>
          </table:table-cell>
          <table:table-cell table:formula="of:=['Progettazione Architetturale'.C21]" office:value-type="float" office:value="81">
            <text:p>81</text:p>
          </table:table-cell>
          <table:table-cell table:formula="of:=['Progettazione Architetturale'.E21]" office:value-type="float" office:value="1658">
            <text:p>1658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 table:formula="of:=SUM([Analisi.C41];['Analisi di Dettaglio'.C35];['Progettazione Architetturale'.C27];['Progettazione di Dettaglio'.C29];[Codifica.C49];['Verifica e Validazione'.C49])" office:value-type="float" office:value="8">
            <text:p>8</text:p>
          </table:table-cell>
          <table:table-cell table:formula="of:=SUM([Analisi.D41];['Analisi di Dettaglio'.D35];['Progettazione Architetturale'.D27];['Progettazione di Dettaglio'.D29];[Codifica.D49];['Verifica e Validazione'.D49])" office:value-type="float" office:value="14">
            <text:p>14</text:p>
          </table:table-cell>
          <table:table-cell table:formula="of:=SUM([Analisi.E41];['Analisi di Dettaglio'.E35];['Progettazione Architetturale'.E27];['Progettazione di Dettaglio'.E29];[Codifica.E49];['Verifica e Validazione'.E49])" office:value-type="float" office:value="19">
            <text:p>19</text:p>
          </table:table-cell>
          <table:table-cell table:formula="of:=SUM([Analisi.F41];['Analisi di Dettaglio'.F35];['Progettazione Architetturale'.F27];['Progettazione di Dettaglio'.F29];[Codifica.F49];['Verifica e Validazione'.F49])" office:value-type="float" office:value="23">
            <text:p>23</text:p>
          </table:table-cell>
          <table:table-cell table:formula="of:=SUM([Analisi.G41];['Analisi di Dettaglio'.G35];['Progettazione Architetturale'.G27];['Progettazione di Dettaglio'.G29];[Codifica.G49];['Verifica e Validazione'.G49])" office:value-type="float" office:value="14">
            <text:p>14</text:p>
          </table:table-cell>
          <table:table-cell table:formula="of:=SUM([Analisi.H41];['Analisi di Dettaglio'.H35];['Progettazione Architetturale'.H27];['Progettazione di Dettaglio'.H29];[Codifica.H49];['Verifica e Validazione'.H49])" office:value-type="float" office:value="27">
            <text:p>27</text:p>
          </table:table-cell>
          <table:table-cell table:style-name="ce8" table:formula="of:=SUM([.C10:.H10])" office:value-type="float" office:value="105">
            <text:p>105</text:p>
          </table:table-cell>
          <table:table-cell/>
          <table:table-cell table:style-name="ce2" office:value-type="string">
            <text:p>Progettazione di Dettaglio</text:p>
          </table:table-cell>
          <table:table-cell table:formula="of:=['Progettazione di Dettaglio'.C23]" office:value-type="float" office:value="138">
            <text:p>138</text:p>
          </table:table-cell>
          <table:table-cell table:formula="of:=['Progettazione di Dettaglio'.E23]" office:value-type="float" office:value="2830">
            <text:p>2830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table:formula="of:=SUM([Analisi.C42];['Analisi di Dettaglio'.C36];['Progettazione Architetturale'.C28];['Progettazione di Dettaglio'.C30];[Codifica.C50];['Verifica e Validazione'.C50])" office:value-type="float" office:value="5">
            <text:p>5</text:p>
          </table:table-cell>
          <table:table-cell table:formula="of:=SUM([Analisi.D42];['Analisi di Dettaglio'.D36];['Progettazione Architetturale'.D28];['Progettazione di Dettaglio'.D30];[Codifica.D50];['Verifica e Validazione'.D50])" office:value-type="float" office:value="13">
            <text:p>13</text:p>
          </table:table-cell>
          <table:table-cell table:formula="of:=SUM([Analisi.E42];['Analisi di Dettaglio'.E36];['Progettazione Architetturale'.E28];['Progettazione di Dettaglio'.E30];[Codifica.E50];['Verifica e Validazione'.E50])" office:value-type="float" office:value="11">
            <text:p>11</text:p>
          </table:table-cell>
          <table:table-cell table:formula="of:=SUM([Analisi.F42];['Analisi di Dettaglio'.F36];['Progettazione Architetturale'.F28];['Progettazione di Dettaglio'.F30];[Codifica.F50];['Verifica e Validazione'.F50])" office:value-type="float" office:value="30">
            <text:p>30</text:p>
          </table:table-cell>
          <table:table-cell table:formula="of:=SUM([Analisi.G42];['Analisi di Dettaglio'.G36];['Progettazione Architetturale'.G28];['Progettazione di Dettaglio'.G30];[Codifica.G50];['Verifica e Validazione'.G50])" office:value-type="float" office:value="13">
            <text:p>13</text:p>
          </table:table-cell>
          <table:table-cell table:formula="of:=SUM([Analisi.H42];['Analisi di Dettaglio'.H36];['Progettazione Architetturale'.H28];['Progettazione di Dettaglio'.H30];[Codifica.H50];['Verifica e Validazione'.H50])" office:value-type="float" office:value="33">
            <text:p>33</text:p>
          </table:table-cell>
          <table:table-cell table:style-name="ce8" table:formula="of:=SUM([.C11:.H11])" office:value-type="float" office:value="105">
            <text:p>105</text:p>
          </table:table-cell>
          <table:table-cell/>
          <table:table-cell table:style-name="ce2" office:value-type="string">
            <text:p>Codifica</text:p>
          </table:table-cell>
          <table:table-cell table:formula="of:=[Codifica.C43]" office:value-type="float" office:value="203">
            <text:p>203</text:p>
          </table:table-cell>
          <table:table-cell table:formula="of:=[Codifica.E43]" office:value-type="float" office:value="3453">
            <text:p>3453</text:p>
          </table:table-cell>
          <table:table-cell table:number-columns-repeated="3"/>
          <table:table-cell table:style-name="Default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</text:p>
          </table:table-cell>
          <table:table-cell table:style-name="ce2" office:value-type="string">
            <text:p>Differenza costo</text:p>
          </table:table-cell>
          <table:table-cell table:style-name="ce2" office:value-type="string">
            <text:p>Differenza ore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table:formula="of:=SUM([Analisi.C43];['Analisi di Dettaglio'.C37];['Progettazione Architetturale'.C29];['Progettazione di Dettaglio'.C31];[Codifica.C51];['Verifica e Validazione'.C51])" office:value-type="float" office:value="5">
            <text:p>5</text:p>
          </table:table-cell>
          <table:table-cell table:formula="of:=SUM([Analisi.D43];['Analisi di Dettaglio'.D37];['Progettazione Architetturale'.D29];['Progettazione di Dettaglio'.D31];[Codifica.D51];['Verifica e Validazione'.D51])" office:value-type="float" office:value="7">
            <text:p>7</text:p>
          </table:table-cell>
          <table:table-cell table:formula="of:=SUM([Analisi.E43];['Analisi di Dettaglio'.E37];['Progettazione Architetturale'.E29];['Progettazione di Dettaglio'.E31];[Codifica.E51];['Verifica e Validazione'.E51])" office:value-type="float" office:value="11">
            <text:p>11</text:p>
          </table:table-cell>
          <table:table-cell table:formula="of:=SUM([Analisi.F43];['Analisi di Dettaglio'.F37];['Progettazione Architetturale'.F29];['Progettazione di Dettaglio'.F31];[Codifica.F51];['Verifica e Validazione'.F51])" office:value-type="float" office:value="36">
            <text:p>36</text:p>
          </table:table-cell>
          <table:table-cell table:formula="of:=SUM([Analisi.G43];['Analisi di Dettaglio'.G37];['Progettazione Architetturale'.G29];['Progettazione di Dettaglio'.G31];[Codifica.G51];['Verifica e Validazione'.G51])" office:value-type="float" office:value="13">
            <text:p>13</text:p>
          </table:table-cell>
          <table:table-cell table:formula="of:=SUM([Analisi.H43];['Analisi di Dettaglio'.H37];['Progettazione Architetturale'.H29];['Progettazione di Dettaglio'.H31];[Codifica.H51];['Verifica e Validazione'.H51])" office:value-type="float" office:value="33">
            <text:p>33</text:p>
          </table:table-cell>
          <table:table-cell table:style-name="ce8" table:formula="of:=SUM([.C12:.H12])" office:value-type="float" office:value="105">
            <text:p>105</text:p>
          </table:table-cell>
          <table:table-cell/>
          <table:table-cell table:style-name="ce2" office:value-type="string">
            <text:p>Verifica e Validazione</text:p>
          </table:table-cell>
          <table:table-cell table:formula="of:=['Verifica e Validazione'.C43]" office:value-type="float" office:value="126">
            <text:p>126</text:p>
          </table:table-cell>
          <table:table-cell table:formula="of:=['Verifica e Validazione'.E43]" office:value-type="float" office:value="2377">
            <text:p>2377</text:p>
          </table:table-cell>
          <table:table-cell table:number-columns-repeated="3"/>
          <table:table-cell office:value-type="string">
            <text:p>Responsabile</text:p>
          </table:table-cell>
          <table:table-cell table:formula="of:=[.R8]" office:value-type="float" office:value="43">
            <text:p>43</text:p>
          </table:table-cell>
          <table:table-cell office:value-type="float" office:value="30">
            <text:p>30</text:p>
          </table:table-cell>
          <table:table-cell table:formula="of:=[.R12]*[.S12]" office:value-type="float" office:value="1290">
            <text:p>1290</text:p>
          </table:table-cell>
          <table:table-cell/>
          <table:table-cell table:style-name="ce2" office:value-type="string">
            <text:p>Analisi</text:p>
          </table:table-cell>
          <table:table-cell table:formula="of:=[Analisi.L35]" office:value-type="float" office:value="161">
            <text:p>161</text:p>
          </table:table-cell>
          <table:table-cell table:formula="of:=[Analisi.N35]" office:value-type="float" office:value="3405">
            <text:p>3405</text:p>
          </table:table-cell>
          <table:table-cell table:formula="of:=[.X12]-[.M7]" office:value-type="float" office:value="-20">
            <text:p>-20</text:p>
          </table:table-cell>
          <table:table-cell table:formula="of:=[.W12]-[.L7]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table:formula="of:=SUM([Analisi.C44];['Analisi di Dettaglio'.C38];['Progettazione Architetturale'.C30];['Progettazione di Dettaglio'.C32];[Codifica.C52];['Verifica e Validazione'.C52])" office:value-type="float" office:value="8">
            <text:p>8</text:p>
          </table:table-cell>
          <table:table-cell table:formula="of:=SUM([Analisi.D44];['Analisi di Dettaglio'.D38];['Progettazione Architetturale'.D30];['Progettazione di Dettaglio'.D32];[Codifica.D52];['Verifica e Validazione'.D52])" office:value-type="float" office:value="4">
            <text:p>4</text:p>
          </table:table-cell>
          <table:table-cell table:formula="of:=SUM([Analisi.E44];['Analisi di Dettaglio'.E38];['Progettazione Architetturale'.E30];['Progettazione di Dettaglio'.E32];[Codifica.E52];['Verifica e Validazione'.E52])" office:value-type="float" office:value="9">
            <text:p>9</text:p>
          </table:table-cell>
          <table:table-cell table:formula="of:=SUM([Analisi.F44];['Analisi di Dettaglio'.F38];['Progettazione Architetturale'.F30];['Progettazione di Dettaglio'.F32];[Codifica.F52];['Verifica e Validazione'.F52])" office:value-type="float" office:value="29">
            <text:p>29</text:p>
          </table:table-cell>
          <table:table-cell table:formula="of:=SUM([Analisi.G44];['Analisi di Dettaglio'.G38];['Progettazione Architetturale'.G30];['Progettazione di Dettaglio'.G32];[Codifica.G52];['Verifica e Validazione'.G52])" office:value-type="float" office:value="22">
            <text:p>22</text:p>
          </table:table-cell>
          <table:table-cell table:formula="of:=SUM([Analisi.H44];['Analisi di Dettaglio'.H38];['Progettazione Architetturale'.H30];['Progettazione di Dettaglio'.H32];[Codifica.H52];['Verifica e Validazione'.H52])" office:value-type="float" office:value="33">
            <text:p>33</text:p>
          </table:table-cell>
          <table:table-cell table:style-name="ce8" table:formula="of:=SUM([.C13:.H13])" office:value-type="float" office:value="105">
            <text:p>105</text:p>
          </table:table-cell>
          <table:table-cell/>
          <table:table-cell table:style-name="ce3" office:value-type="string">
            <text:p>Totale</text:p>
          </table:table-cell>
          <table:table-cell table:style-name="ce3" table:formula="of:=SUM([.L7:.L12])" office:value-type="float" office:value="735">
            <text:p>735</text:p>
          </table:table-cell>
          <table:table-cell table:style-name="ce3" table:formula="of:=SUM([.M7:.M12])" office:value-type="float" office:value="14303">
            <text:p>14303</text:p>
          </table:table-cell>
          <table:table-cell table:number-columns-repeated="3"/>
          <table:table-cell office:value-type="string">
            <text:p>Amministratore</text:p>
          </table:table-cell>
          <table:table-cell table:formula="of:=[.S8]"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[.R13]*[.S13]" office:value-type="float" office:value="1200">
            <text:p>1200</text:p>
          </table:table-cell>
          <table:table-cell/>
          <table:table-cell table:style-name="ce2" office:value-type="string">
            <text:p>Analisi di Dettaglio</text:p>
          </table:table-cell>
          <table:table-cell table:formula="of:=['Analisi di Dettaglio'.L29]" office:value-type="float" office:value="40">
            <text:p>40</text:p>
          </table:table-cell>
          <table:table-cell table:formula="of:=['Analisi di Dettaglio'.N29]" office:value-type="float" office:value="880">
            <text:p>880</text:p>
          </table:table-cell>
          <table:table-cell table:formula="of:=[.X13]-[.M8]" office:value-type="float" office:value="320">
            <text:p>320</text:p>
          </table:table-cell>
          <table:table-cell table:formula="of:=[.W13]-[.L8]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3" table:formula="of:=SUM([.C7:.C13])" office:value-type="float" office:value="42">
            <text:p>42</text:p>
          </table:table-cell>
          <table:table-cell table:style-name="ce3" table:formula="of:=SUM([.D7:.D13])" office:value-type="float" office:value="73">
            <text:p>73</text:p>
          </table:table-cell>
          <table:table-cell table:style-name="ce3" table:formula="of:=SUM([.E7:.E13])" office:value-type="float" office:value="82">
            <text:p>82</text:p>
          </table:table-cell>
          <table:table-cell table:style-name="ce3" table:formula="of:=SUM([.F7:.F13])" office:value-type="float" office:value="209">
            <text:p>209</text:p>
          </table:table-cell>
          <table:table-cell table:style-name="ce3" table:formula="of:=SUM([.G7:.G13])" office:value-type="float" office:value="113">
            <text:p>113</text:p>
          </table:table-cell>
          <table:table-cell table:style-name="ce3" table:formula="of:=SUM([.H7:.H13])" office:value-type="float" office:value="216">
            <text:p>216</text:p>
          </table:table-cell>
          <table:table-cell table:number-columns-repeated="8"/>
          <table:table-cell office:value-type="string">
            <text:p>Analista</text:p>
          </table:table-cell>
          <table:table-cell table:formula="of:=[.T8]" office:value-type="float" office:value="96">
            <text:p>96</text:p>
          </table:table-cell>
          <table:table-cell office:value-type="float" office:value="25">
            <text:p>25</text:p>
          </table:table-cell>
          <table:table-cell table:formula="of:=[.R14]*[.S14]" office:value-type="float" office:value="2400">
            <text:p>2400</text:p>
          </table:table-cell>
          <table:table-cell/>
          <table:table-cell table:style-name="ce2" office:value-type="string">
            <text:p>Progettazione Architetturale</text:p>
          </table:table-cell>
          <table:table-cell table:formula="of:=['Progettazione Architetturale'.L21]" office:value-type="float" office:value="72">
            <text:p>72</text:p>
          </table:table-cell>
          <table:table-cell table:formula="of:=['Progettazione Architetturale'.N21]" office:value-type="float" office:value="1467">
            <text:p>1467</text:p>
          </table:table-cell>
          <table:table-cell table:formula="of:=[.X14]-[.M9]" office:value-type="float" office:value="-191">
            <text:p>-191</text:p>
          </table:table-cell>
          <table:table-cell table:formula="of:=[.W14]-[.L9]" office:value-type="float" office:value="-9">
            <text:p>-9</text:p>
          </table:table-cell>
        </table:table-row>
        <table:table-row table:style-name="ro1">
          <table:table-cell table:number-columns-repeated="16"/>
          <table:table-cell office:value-type="string">
            <text:p>Progettista</text:p>
          </table:table-cell>
          <table:table-cell table:formula="of:=[.U8]" office:value-type="float" office:value="193">
            <text:p>193</text:p>
          </table:table-cell>
          <table:table-cell office:value-type="float" office:value="22">
            <text:p>22</text:p>
          </table:table-cell>
          <table:table-cell table:formula="of:=[.R15]*[.S15]" office:value-type="float" office:value="4246">
            <text:p>4246</text:p>
          </table:table-cell>
          <table:table-cell/>
          <table:table-cell table:style-name="ce2" office:value-type="string">
            <text:p>Progettazione di Dettaglio</text:p>
          </table:table-cell>
          <table:table-cell table:formula="of:=['Progettazione di Dettaglio'.L23]" office:value-type="float" office:value="122">
            <text:p>122</text:p>
          </table:table-cell>
          <table:table-cell table:formula="of:=['Progettazione di Dettaglio'.N23]" office:value-type="float" office:value="2575">
            <text:p>2575</text:p>
          </table:table-cell>
          <table:table-cell table:formula="of:=[.X15]-[.M10]" office:value-type="float" office:value="-255">
            <text:p>-255</text:p>
          </table:table-cell>
          <table:table-cell table:formula="of:=[.W15]-[.L10]" office:value-type="float" office:value="-16">
            <text:p>-16</text:p>
          </table:table-cell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11"/>
          <table:table-cell office:value-type="string">
            <text:p>Programmatore</text:p>
          </table:table-cell>
          <table:table-cell table:formula="of:=[.V8]" office:value-type="float" office:value="123">
            <text:p>123</text:p>
          </table:table-cell>
          <table:table-cell office:value-type="float" office:value="15">
            <text:p>15</text:p>
          </table:table-cell>
          <table:table-cell table:formula="of:=[.R16]*[.S16]" office:value-type="float" office:value="1845">
            <text:p>1845</text:p>
          </table:table-cell>
          <table:table-cell/>
          <table:table-cell table:style-name="ce2" office:value-type="string">
            <text:p>Codifica</text:p>
          </table:table-cell>
          <table:table-cell table:formula="of:=[Codifica.L43]" office:value-type="float" office:value="202">
            <text:p>202</text:p>
          </table:table-cell>
          <table:table-cell table:formula="of:=[Codifica.N43]" office:value-type="float" office:value="3486">
            <text:p>3486</text:p>
          </table:table-cell>
          <table:table-cell table:formula="of:=[.X16]-[.M11]" office:value-type="float" office:value="33">
            <text:p>33</text:p>
          </table:table-cell>
          <table:table-cell table:formula="of:=[.W16]-[.L11]" office:value-type="float" office:value="-1">
            <text:p>-1</text:p>
          </table:table-cell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Analisi.C29];['Analisi di Dettaglio'.C23];['Progettazione Architetturale'.C15];['Progettazione di Dettaglio'.C17];[Codifica.C37];['Verifica e Validazione'.C37])" office:value-type="float" office:value="42">
            <text:p>42</text:p>
          </table:table-cell>
          <table:table-cell office:value-type="float" office:value="30">
            <text:p>30</text:p>
          </table:table-cell>
          <table:table-cell table:formula="of:=[.C17]*[.D17]" office:value-type="float" office:value="1260">
            <text:p>1260</text:p>
          </table:table-cell>
          <table:table-cell table:number-columns-repeated="11"/>
          <table:table-cell office:value-type="string">
            <text:p>Verificatore</text:p>
          </table:table-cell>
          <table:table-cell table:formula="of:=[.W8]" office:value-type="float" office:value="220">
            <text:p>220</text:p>
          </table:table-cell>
          <table:table-cell office:value-type="float" office:value="15">
            <text:p>15</text:p>
          </table:table-cell>
          <table:table-cell table:formula="of:=[.R17]*[.S17]" office:value-type="float" office:value="3300">
            <text:p>3300</text:p>
          </table:table-cell>
          <table:table-cell/>
          <table:table-cell table:style-name="ce2" office:value-type="string">
            <text:p>Verifica e Validazione</text:p>
          </table:table-cell>
          <table:table-cell table:formula="of:=['Verifica e Validazione'.L43]" office:value-type="float" office:value="138">
            <text:p>138</text:p>
          </table:table-cell>
          <table:table-cell table:formula="of:=['Verifica e Validazione'.N43]" office:value-type="float" office:value="2468">
            <text:p>2468</text:p>
          </table:table-cell>
          <table:table-cell table:formula="of:=[.X17]-[.M12]" office:value-type="float" office:value="91">
            <text:p>91</text:p>
          </table:table-cell>
          <table:table-cell table:formula="of:=[.W17]-[.L12]" office:value-type="float" office:value="12">
            <text:p>12</text:p>
          </table:table-cell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 table:formula="of:=SUM([Analisi.C30];['Analisi di Dettaglio'.C24];['Progettazione Architetturale'.C16];['Progettazione di Dettaglio'.C18];[Codifica.C38];['Verifica e Validazione'.C38])" office:value-type="float" office:value="73">
            <text:p>73</text:p>
          </table:table-cell>
          <table:table-cell office:value-type="float" office:value="20">
            <text:p>20</text:p>
          </table:table-cell>
          <table:table-cell table:formula="of:=[.C18]*[.D18]" office:value-type="float" office:value="1460">
            <text:p>1460</text:p>
          </table:table-cell>
          <table:table-cell table:number-columns-repeated="11"/>
          <table:table-cell table:style-name="ce3" office:value-type="string">
            <text:p>Totale</text:p>
          </table:table-cell>
          <table:table-cell table:style-name="ce3" table:formula="of:=SUM([.R12:.R17])" office:value-type="float" office:value="735">
            <text:p>735</text:p>
          </table:table-cell>
          <table:table-cell table:style-name="ce3"/>
          <table:table-cell table:style-name="ce3" table:formula="of:=SUM([.T12:.T17])" office:value-type="float" office:value="14281">
            <text:p>14281</text:p>
          </table:table-cell>
          <table:table-cell/>
          <table:table-cell table:style-name="ce3" office:value-type="string">
            <text:p>Totale</text:p>
          </table:table-cell>
          <table:table-cell table:style-name="ce3" table:formula="of:=SUM([.W12:.W17])" office:value-type="float" office:value="735">
            <text:p>735</text:p>
          </table:table-cell>
          <table:table-cell table:style-name="ce3" table:formula="of:=SUM([.X12:.X17])" office:value-type="float" office:value="14281">
            <text:p>14281</text:p>
          </table:table-cell>
          <table:table-cell table:style-name="ce3" table:formula="of:=[.X18]-[.M13]" office:value-type="float" office:value="-22">
            <text:p>-22</text:p>
          </table:table-cell>
          <table:table-cell table:style-name="ce3" table:formula="of:=[.W18]-[.L13]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 table:formula="of:=SUM([Analisi.C31];['Analisi di Dettaglio'.C25];['Progettazione Architetturale'.C17];['Progettazione di Dettaglio'.C19];[Codifica.C39];['Verifica e Validazione'.C39])" office:value-type="float" office:value="82">
            <text:p>82</text:p>
          </table:table-cell>
          <table:table-cell office:value-type="float" office:value="25">
            <text:p>25</text:p>
          </table:table-cell>
          <table:table-cell table:formula="of:=[.C19]*[.D19]" office:value-type="float" office:value="2050">
            <text:p>2050</text:p>
          </table:table-cell>
          <table:table-cell table:number-columns-repeated="11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 table:formula="of:=SUM([Analisi.C32];['Analisi di Dettaglio'.C26];['Progettazione Architetturale'.C18];['Progettazione di Dettaglio'.C20];[Codifica.C40];['Verifica e Validazione'.C40])" office:value-type="float" office:value="209">
            <text:p>209</text:p>
          </table:table-cell>
          <table:table-cell office:value-type="float" office:value="22">
            <text:p>22</text:p>
          </table:table-cell>
          <table:table-cell table:formula="of:=[.C20]*[.D20]" office:value-type="float" office:value="4598">
            <text:p>4598</text:p>
          </table:table-cell>
          <table:table-cell table:number-columns-repeated="11"/>
          <table:table-cell table:style-name="Default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 table:formula="of:=SUM([Analisi.C33];['Analisi di Dettaglio'.C27];['Progettazione Architetturale'.C19];['Progettazione di Dettaglio'.C21];[Codifica.C41];['Verifica e Validazione'.C41])" office:value-type="float" office:value="113">
            <text:p>113</text:p>
          </table:table-cell>
          <table:table-cell office:value-type="float" office:value="15">
            <text:p>15</text:p>
          </table:table-cell>
          <table:table-cell table:formula="of:=[.C21]*[.D21]" office:value-type="float" office:value="1695">
            <text:p>1695</text:p>
          </table:table-cell>
          <table:table-cell table:number-columns-repeated="11"/>
          <table:table-cell office:value-type="string">
            <text:p>Igor Baylyak</text:p>
          </table:table-cell>
          <table:table-cell table:formula="of:=SUM([Analisi.L38];['Analisi di Dettaglio'.L32];['Progettazione Architetturale'.L24];['Progettazione di Dettaglio'.L26];[Codifica.L46];['Verifica e Validazione'.L46])" office:value-type="float" office:value="5">
            <text:p>5</text:p>
          </table:table-cell>
          <table:table-cell table:formula="of:=SUM([Analisi.M38];['Analisi di Dettaglio'.M32];['Progettazione Architetturale'.M24];['Progettazione di Dettaglio'.M26];[Codifica.M46];['Verifica e Validazione'.M46])" office:value-type="float" office:value="4">
            <text:p>4</text:p>
          </table:table-cell>
          <table:table-cell table:formula="of:=SUM([Analisi.N38];['Analisi di Dettaglio'.N32];['Progettazione Architetturale'.N24];['Progettazione di Dettaglio'.N26];[Codifica.N46];['Verifica e Validazione'.N46])" office:value-type="float" office:value="18">
            <text:p>18</text:p>
          </table:table-cell>
          <table:table-cell table:formula="of:=SUM([Analisi.O38];['Analisi di Dettaglio'.O32];['Progettazione Architetturale'.O24];['Progettazione di Dettaglio'.O26];[Codifica.O46];['Verifica e Validazione'.O46])" office:value-type="float" office:value="26">
            <text:p>26</text:p>
          </table:table-cell>
          <table:table-cell table:formula="of:=SUM([Analisi.P38];['Analisi di Dettaglio'.P32];['Progettazione Architetturale'.P24];['Progettazione di Dettaglio'.P26];[Codifica.P46];['Verifica e Validazione'.P46])" office:value-type="float" office:value="17">
            <text:p>17</text:p>
          </table:table-cell>
          <table:table-cell table:formula="of:=SUM([Analisi.Q38];['Analisi di Dettaglio'.Q32];['Progettazione Architetturale'.Q24];['Progettazione di Dettaglio'.Q26];[Codifica.Q46];['Verifica e Validazione'.Q46])" office:value-type="float" office:value="35">
            <text:p>35</text:p>
          </table:table-cell>
          <table:table-cell table:style-name="ce8" table:formula="of:=SUM([.R21:.W21])" office:value-type="float" office:value="105">
            <text:p>10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Analisi.C34];['Analisi di Dettaglio'.C28];['Progettazione Architetturale'.C20];['Progettazione di Dettaglio'.C22];[Codifica.C42];['Verifica e Validazione'.C42])" office:value-type="float" office:value="216">
            <text:p>216</text:p>
          </table:table-cell>
          <table:table-cell office:value-type="float" office:value="15">
            <text:p>15</text:p>
          </table:table-cell>
          <table:table-cell table:formula="of:=[.C22]*[.D22]" office:value-type="float" office:value="3240">
            <text:p>3240</text:p>
          </table:table-cell>
          <table:table-cell table:number-columns-repeated="11"/>
          <table:table-cell office:value-type="string">
            <text:p>Anna Bonaldo</text:p>
          </table:table-cell>
          <table:table-cell table:formula="of:=SUM([Analisi.L39];['Analisi di Dettaglio'.L33];['Progettazione Architetturale'.L25];['Progettazione di Dettaglio'.L27];[Codifica.L47];['Verifica e Validazione'.L47])" office:value-type="float" office:value="4">
            <text:p>4</text:p>
          </table:table-cell>
          <table:table-cell table:formula="of:=SUM([Analisi.M39];['Analisi di Dettaglio'.M33];['Progettazione Architetturale'.M25];['Progettazione di Dettaglio'.M27];[Codifica.M47];['Verifica e Validazione'.M47])" office:value-type="float" office:value="9">
            <text:p>9</text:p>
          </table:table-cell>
          <table:table-cell table:formula="of:=SUM([Analisi.N39];['Analisi di Dettaglio'.N33];['Progettazione Architetturale'.N25];['Progettazione di Dettaglio'.N27];[Codifica.N47];['Verifica e Validazione'.N47])" office:value-type="float" office:value="14">
            <text:p>14</text:p>
          </table:table-cell>
          <table:table-cell table:formula="of:=SUM([Analisi.O39];['Analisi di Dettaglio'.O33];['Progettazione Architetturale'.O25];['Progettazione di Dettaglio'.O27];[Codifica.O47];['Verifica e Validazione'.O47])" office:value-type="float" office:value="26">
            <text:p>26</text:p>
          </table:table-cell>
          <table:table-cell table:formula="of:=SUM([Analisi.P39];['Analisi di Dettaglio'.P33];['Progettazione Architetturale'.P25];['Progettazione di Dettaglio'.P27];[Codifica.P47];['Verifica e Validazione'.P47])" office:value-type="float" office:value="21">
            <text:p>21</text:p>
          </table:table-cell>
          <table:table-cell table:formula="of:=SUM([Analisi.Q39];['Analisi di Dettaglio'.Q33];['Progettazione Architetturale'.Q25];['Progettazione di Dettaglio'.Q27];[Codifica.Q47];['Verifica e Validazione'.Q47])" office:value-type="float" office:value="31">
            <text:p>31</text:p>
          </table:table-cell>
          <table:table-cell table:style-name="ce8" table:formula="of:=SUM([.R22:.W22])" office:value-type="float" office:value="105">
            <text:p>10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17:.C22])" office:value-type="float" office:value="735">
            <text:p>735</text:p>
          </table:table-cell>
          <table:table-cell table:style-name="ce3"/>
          <table:table-cell table:style-name="ce3" table:formula="of:=SUM([.E17:.E22])" office:value-type="float" office:value="14303">
            <text:p>14303</text:p>
          </table:table-cell>
          <table:table-cell table:number-columns-repeated="11"/>
          <table:table-cell office:value-type="string">
            <text:p>Nicola De Cao</text:p>
          </table:table-cell>
          <table:table-cell table:formula="of:=SUM([Analisi.L40];['Analisi di Dettaglio'.L34];['Progettazione Architetturale'.L26];['Progettazione di Dettaglio'.L28];[Codifica.L48];['Verifica e Validazione'.L48])" office:value-type="float" office:value="8">
            <text:p>8</text:p>
          </table:table-cell>
          <table:table-cell table:formula="of:=SUM([Analisi.M40];['Analisi di Dettaglio'.M34];['Progettazione Architetturale'.M26];['Progettazione di Dettaglio'.M28];[Codifica.M48];['Verifica e Validazione'.M48])" office:value-type="float" office:value="11">
            <text:p>11</text:p>
          </table:table-cell>
          <table:table-cell table:formula="of:=SUM([Analisi.N40];['Analisi di Dettaglio'.N34];['Progettazione Architetturale'.N26];['Progettazione di Dettaglio'.N28];[Codifica.N48];['Verifica e Validazione'.N48])" office:value-type="float" office:value="11">
            <text:p>11</text:p>
          </table:table-cell>
          <table:table-cell table:formula="of:=SUM([Analisi.O40];['Analisi di Dettaglio'.O34];['Progettazione Architetturale'.O26];['Progettazione di Dettaglio'.O28];[Codifica.O48];['Verifica e Validazione'.O48])" office:value-type="float" office:value="37">
            <text:p>37</text:p>
          </table:table-cell>
          <table:table-cell table:formula="of:=SUM([Analisi.P40];['Analisi di Dettaglio'.P34];['Progettazione Architetturale'.P26];['Progettazione di Dettaglio'.P28];[Codifica.P48];['Verifica e Validazione'.P48])" office:value-type="float" office:value="13">
            <text:p>13</text:p>
          </table:table-cell>
          <table:table-cell table:formula="of:=SUM([Analisi.Q40];['Analisi di Dettaglio'.Q34];['Progettazione Architetturale'.Q26];['Progettazione di Dettaglio'.Q28];[Codifica.Q48];['Verifica e Validazione'.Q48])" office:value-type="float" office:value="25">
            <text:p>25</text:p>
          </table:table-cell>
          <table:table-cell table:style-name="ce8" table:formula="of:=SUM([.R23:.W23])" office:value-type="float" office:value="105">
            <text:p>10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>
            <text:p>Thomas Pigarelli</text:p>
          </table:table-cell>
          <table:table-cell table:formula="of:=SUM([Analisi.L41];['Analisi di Dettaglio'.L35];['Progettazione Architetturale'.L27];['Progettazione di Dettaglio'.L29];[Codifica.L49];['Verifica e Validazione'.L49])" office:value-type="float" office:value="13">
            <text:p>13</text:p>
          </table:table-cell>
          <table:table-cell table:formula="of:=SUM([Analisi.M41];['Analisi di Dettaglio'.M35];['Progettazione Architetturale'.M27];['Progettazione di Dettaglio'.M29];[Codifica.M49];['Verifica e Validazione'.M49])" office:value-type="float" office:value="12">
            <text:p>12</text:p>
          </table:table-cell>
          <table:table-cell table:formula="of:=SUM([Analisi.N41];['Analisi di Dettaglio'.N35];['Progettazione Architetturale'.N27];['Progettazione di Dettaglio'.N29];[Codifica.N49];['Verifica e Validazione'.N49])" office:value-type="float" office:value="19">
            <text:p>19</text:p>
          </table:table-cell>
          <table:table-cell table:formula="of:=SUM([Analisi.O41];['Analisi di Dettaglio'.O35];['Progettazione Architetturale'.O27];['Progettazione di Dettaglio'.O29];[Codifica.O49];['Verifica e Validazione'.O49])" office:value-type="float" office:value="17">
            <text:p>17</text:p>
          </table:table-cell>
          <table:table-cell table:formula="of:=SUM([Analisi.P41];['Analisi di Dettaglio'.P35];['Progettazione Architetturale'.P27];['Progettazione di Dettaglio'.P29];[Codifica.P49];['Verifica e Validazione'.P49])" office:value-type="float" office:value="15">
            <text:p>15</text:p>
          </table:table-cell>
          <table:table-cell table:formula="of:=SUM([Analisi.Q41];['Analisi di Dettaglio'.Q35];['Progettazione Architetturale'.Q27];['Progettazione di Dettaglio'.Q29];[Codifica.Q49];['Verifica e Validazione'.Q49])" office:value-type="float" office:value="29">
            <text:p>29</text:p>
          </table:table-cell>
          <table:table-cell table:style-name="ce8" table:formula="of:=SUM([.R24:.W24])" office:value-type="float" office:value="105">
            <text:p>10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>
            <text:p>Walter Sandon</text:p>
          </table:table-cell>
          <table:table-cell table:formula="of:=SUM([Analisi.L42];['Analisi di Dettaglio'.L36];['Progettazione Architetturale'.L28];['Progettazione di Dettaglio'.L30];[Codifica.L50];['Verifica e Validazione'.L50])" office:value-type="float" office:value="3">
            <text:p>3</text:p>
          </table:table-cell>
          <table:table-cell table:formula="of:=SUM([Analisi.M42];['Analisi di Dettaglio'.M36];['Progettazione Architetturale'.M28];['Progettazione di Dettaglio'.M30];[Codifica.M50];['Verifica e Validazione'.M50])" office:value-type="float" office:value="13">
            <text:p>13</text:p>
          </table:table-cell>
          <table:table-cell table:formula="of:=SUM([Analisi.N42];['Analisi di Dettaglio'.N36];['Progettazione Architetturale'.N28];['Progettazione di Dettaglio'.N30];[Codifica.N50];['Verifica e Validazione'.N50])" office:value-type="float" office:value="12">
            <text:p>12</text:p>
          </table:table-cell>
          <table:table-cell table:formula="of:=SUM([Analisi.O42];['Analisi di Dettaglio'.O36];['Progettazione Architetturale'.O28];['Progettazione di Dettaglio'.O30];[Codifica.O50];['Verifica e Validazione'.O50])" office:value-type="float" office:value="28">
            <text:p>28</text:p>
          </table:table-cell>
          <table:table-cell table:formula="of:=SUM([Analisi.P42];['Analisi di Dettaglio'.P36];['Progettazione Architetturale'.P28];['Progettazione di Dettaglio'.P30];[Codifica.P50];['Verifica e Validazione'.P50])" office:value-type="float" office:value="17">
            <text:p>17</text:p>
          </table:table-cell>
          <table:table-cell table:formula="of:=SUM([Analisi.Q42];['Analisi di Dettaglio'.Q36];['Progettazione Architetturale'.Q28];['Progettazione di Dettaglio'.Q30];[Codifica.Q50];['Verifica e Validazione'.Q50])" office:value-type="float" office:value="32">
            <text:p>32</text:p>
          </table:table-cell>
          <table:table-cell table:style-name="ce8" table:formula="of:=SUM([.R25:.W25])" office:value-type="float" office:value="105">
            <text:p>10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>
            <text:p>Andrea Venier</text:p>
          </table:table-cell>
          <table:table-cell table:formula="of:=SUM([Analisi.L43];['Analisi di Dettaglio'.L37];['Progettazione Architetturale'.L29];['Progettazione di Dettaglio'.L31];[Codifica.L51];['Verifica e Validazione'.L51])" office:value-type="float" office:value="6">
            <text:p>6</text:p>
          </table:table-cell>
          <table:table-cell table:formula="of:=SUM([Analisi.M43];['Analisi di Dettaglio'.M37];['Progettazione Architetturale'.M29];['Progettazione di Dettaglio'.M31];[Codifica.M51];['Verifica e Validazione'.M51])" office:value-type="float" office:value="7">
            <text:p>7</text:p>
          </table:table-cell>
          <table:table-cell table:formula="of:=SUM([Analisi.N43];['Analisi di Dettaglio'.N37];['Progettazione Architetturale'.N29];['Progettazione di Dettaglio'.N31];[Codifica.N51];['Verifica e Validazione'.N51])" office:value-type="float" office:value="14">
            <text:p>14</text:p>
          </table:table-cell>
          <table:table-cell table:formula="of:=SUM([Analisi.O43];['Analisi di Dettaglio'.O37];['Progettazione Architetturale'.O29];['Progettazione di Dettaglio'.O31];[Codifica.O51];['Verifica e Validazione'.O51])" office:value-type="float" office:value="33">
            <text:p>33</text:p>
          </table:table-cell>
          <table:table-cell table:formula="of:=SUM([Analisi.P43];['Analisi di Dettaglio'.P37];['Progettazione Architetturale'.P29];['Progettazione di Dettaglio'.P31];[Codifica.P51];['Verifica e Validazione'.P51])" office:value-type="float" office:value="13">
            <text:p>13</text:p>
          </table:table-cell>
          <table:table-cell table:formula="of:=SUM([Analisi.Q43];['Analisi di Dettaglio'.Q37];['Progettazione Architetturale'.Q29];['Progettazione di Dettaglio'.Q31];[Codifica.Q51];['Verifica e Validazione'.Q51])" office:value-type="float" office:value="32">
            <text:p>32</text:p>
          </table:table-cell>
          <table:table-cell table:style-name="ce8" table:formula="of:=SUM([.R26:.W26])" office:value-type="float" office:value="105">
            <text:p>10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>
            <text:p>Alessio Vitella</text:p>
          </table:table-cell>
          <table:table-cell table:formula="of:=SUM([Analisi.L44];['Analisi di Dettaglio'.L38];['Progettazione Architetturale'.L30];['Progettazione di Dettaglio'.L32];[Codifica.L52];['Verifica e Validazione'.L52])" office:value-type="float" office:value="4">
            <text:p>4</text:p>
          </table:table-cell>
          <table:table-cell table:formula="of:=SUM([Analisi.M44];['Analisi di Dettaglio'.M38];['Progettazione Architetturale'.M30];['Progettazione di Dettaglio'.M32];[Codifica.M52];['Verifica e Validazione'.M52])" office:value-type="float" office:value="4">
            <text:p>4</text:p>
          </table:table-cell>
          <table:table-cell table:formula="of:=SUM([Analisi.N44];['Analisi di Dettaglio'.N38];['Progettazione Architetturale'.N30];['Progettazione di Dettaglio'.N32];[Codifica.N52];['Verifica e Validazione'.N52])" office:value-type="float" office:value="8">
            <text:p>8</text:p>
          </table:table-cell>
          <table:table-cell table:formula="of:=SUM([Analisi.O44];['Analisi di Dettaglio'.O38];['Progettazione Architetturale'.O30];['Progettazione di Dettaglio'.O32];[Codifica.O52];['Verifica e Validazione'.O52])" office:value-type="float" office:value="26">
            <text:p>26</text:p>
          </table:table-cell>
          <table:table-cell table:formula="of:=SUM([Analisi.P44];['Analisi di Dettaglio'.P38];['Progettazione Architetturale'.P30];['Progettazione di Dettaglio'.P32];[Codifica.P52];['Verifica e Validazione'.P52])" office:value-type="float" office:value="27">
            <text:p>27</text:p>
          </table:table-cell>
          <table:table-cell table:formula="of:=SUM([Analisi.Q44];['Analisi di Dettaglio'.Q38];['Progettazione Architetturale'.Q30];['Progettazione di Dettaglio'.Q32];[Codifica.Q52];['Verifica e Validazione'.Q52])" office:value-type="float" office:value="36">
            <text:p>36</text:p>
          </table:table-cell>
          <table:table-cell table:style-name="ce8" table:formula="of:=SUM([.R27:.W27])" office:value-type="float" office:value="105">
            <text:p>105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Default"/>
          <table:table-cell table:style-name="ce3" table:formula="of:=SUM([.R21:.R27])" office:value-type="float" office:value="43">
            <text:p>43</text:p>
          </table:table-cell>
          <table:table-cell table:style-name="ce3" table:formula="of:=SUM([.S21:.S27])" office:value-type="float" office:value="60">
            <text:p>60</text:p>
          </table:table-cell>
          <table:table-cell table:style-name="ce3" table:formula="of:=SUM([.T21:.T27])" office:value-type="float" office:value="96">
            <text:p>96</text:p>
          </table:table-cell>
          <table:table-cell table:style-name="ce3" table:formula="of:=SUM([.U21:.U27])" office:value-type="float" office:value="193">
            <text:p>193</text:p>
          </table:table-cell>
          <table:table-cell table:style-name="ce3" table:formula="of:=SUM([.V21:.V27])" office:value-type="float" office:value="123">
            <text:p>123</text:p>
          </table:table-cell>
          <table:table-cell table:style-name="ce3" table:formula="of:=SUM([.W21:.W27])" office:value-type="float" office:value="220">
            <text:p>22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6/12/2016</text:date>, <text:time>23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3M42S</meta:editing-duration>
    <meta:editing-cycles>109</meta:editing-cycles>
    <meta:generator>OpenOffice/4.1.2$Unix OpenOffice.org_project/412m3$Build-9782</meta:generator>
    <dc:date>2016-06-12T23:51:36</dc:date>
    <meta:document-statistic meta:table-count="7" meta:cell-count="1971" meta:object-count="2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08cm" svg:y="2.958cm" style:legend-expansion="high" chart:style-name="ch2"/>
        <chart:plot-area chart:style-name="ch3" table:cell-range-address="Analisi.B38:Analisi.H44 Analisi.C37:Analisi.H37" chart:data-source-has-labels="both" svg:x="0.319cm" svg:y="0.18cm" svg:width="14.07cm" svg:height="8.645cm">
          <chartooo:coordinate-region svg:x="3.136cm" svg:y="0.18cm" svg:width="11.066cm" svg:height="7.998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Architetturale'.B15:'Progettazione Architetturale'.C20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Architetturale'.B15:'Progettazione Architetturale'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15:'Progettazione Architetturale'.C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Architetturale'.B15:'Progettazione Architetturale'.B20</svg:desc>
                </draw:g>
              </table:table-cell>
              <table:table-cell office:value-type="float" office:value="2">
                <text:p>2</text:p>
                <draw:g>
                  <svg:desc>'Progettazione Architetturale'.C15:'Progettazione Architetturale'.C2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Analisi.L23:Analisi.Q25 Analisi.K24:Analisi.K25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Analisi.L23:Analisi.Q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L24:Analisi.Q24" chart:label-cell-address="Analisi.K24:Analisi.K24" chart:class="chart:bar">
            <chart:data-point chart:repeated="6"/>
          </chart:series>
          <chart:series chart:style-name="ch8" chart:values-cell-range-address="Analisi.L25:Analisi.Q25" chart:label-cell-address="Analisi.K25:Analisi.K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L23:Analisi.Q23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Analisi.K24:Analisi.K24</svg:desc>
                </draw:g>
              </table:table-cell>
              <table:table-cell office:value-type="float" office:value="12">
                <text:p>12</text:p>
                <draw:g>
                  <svg:desc>Analisi.L24:Analisi.Q24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Ore effettive</text:p>
                <draw:g>
                  <svg:desc>Analisi.K25:Analisi.K25</svg:desc>
                </draw:g>
              </table:table-cell>
              <table:table-cell office:value-type="float" office:value="13">
                <text:p>13</text:p>
                <draw:g>
                  <svg:desc>Analisi.L25:Analisi.Q25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72cm" svg:y="3.01cm" style:legend-expansion="high" chart:style-name="ch2"/>
        <chart:plot-area chart:style-name="ch3" table:cell-range-address="'Progettazione di Dettaglio'.B17:'Progettazione di Dettaglio'.C22" chart:data-source-has-labels="column" svg:x="0.32cm" svg:y="0.675cm" svg:width="12.132cm" svg:height="8.145cm">
          <chartooo:coordinate-region svg:x="2.72cm" svg:y="1.199cm" svg:width="7.431cm" svg:height="7.431cm"/>
          <chart:axis chart:dimension="x" chart:name="primary-x" chart:style-name="ch4" chartooo:axis-type="auto">
            <chartooo:date-scale/>
            <chart:categories table:cell-range-address="'Progettazione di Dettaglio'.B17:'Progettazione di Dettaglio'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17:'Progettazione di Dettaglio'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di Dettaglio'.B17:'Progettazione di Dettaglio'.B22</svg:desc>
                </draw:g>
              </table:table-cell>
              <table:table-cell office:value-type="float" office:value="4">
                <text:p>4</text:p>
                <draw:g>
                  <svg:desc>'Progettazione di Dettaglio'.C17:'Progettazione di Dettaglio'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cm" svg:y="3.01cm" style:legend-expansion="high" chart:style-name="ch2"/>
        <chart:plot-area chart:style-name="ch3" table:cell-range-address="'Progettazione di Dettaglio'.B25:'Progettazione di Dettaglio'.H32" chart:data-source-has-labels="both" svg:x="0.77cm" svg:y="0.855cm" svg:width="13.3cm" svg:height="7.545cm">
          <chartooo:coordinate-region svg:x="3.672cm" svg:y="0.855cm" svg:width="10.196cm" svg:height="6.916cm"/>
          <chart:axis chart:dimension="x" chart:name="primary-x" chart:style-name="ch4" chartooo:axis-type="auto">
            <chartooo:date-scale/>
            <chart:categories table:cell-range-address="'Progettazione di Dettaglio'.B26:'Progettazione di Dettaglio'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26:'Progettazione di Dettaglio'.C32" chart:label-cell-address="'Progettazione di Dettaglio'.C25:'Progettazione di Dettaglio'.C25" chart:class="chart:bar">
            <chart:data-point chart:repeated="7"/>
          </chart:series>
          <chart:series chart:style-name="ch8" chart:values-cell-range-address="'Progettazione di Dettaglio'.D26:'Progettazione di Dettaglio'.D32" chart:label-cell-address="'Progettazione di Dettaglio'.D25:'Progettazione di Dettaglio'.D25" chart:class="chart:bar">
            <chart:data-point chart:repeated="7"/>
          </chart:series>
          <chart:series chart:style-name="ch9" chart:values-cell-range-address="'Progettazione di Dettaglio'.E26:'Progettazione di Dettaglio'.E32" chart:label-cell-address="'Progettazione di Dettaglio'.E25:'Progettazione di Dettaglio'.E25" chart:class="chart:bar">
            <chart:data-point chart:repeated="7"/>
          </chart:series>
          <chart:series chart:style-name="ch10" chart:values-cell-range-address="'Progettazione di Dettaglio'.F26:'Progettazione di Dettaglio'.F32" chart:label-cell-address="'Progettazione di Dettaglio'.F25:'Progettazione di Dettaglio'.F25" chart:class="chart:bar">
            <chart:data-point chart:repeated="7"/>
          </chart:series>
          <chart:series chart:style-name="ch11" chart:values-cell-range-address="'Progettazione di Dettaglio'.G26:'Progettazione di Dettaglio'.G32" chart:label-cell-address="'Progettazione di Dettaglio'.G25:'Progettazione di Dettaglio'.G25" chart:class="chart:bar">
            <chart:data-point chart:repeated="7"/>
          </chart:series>
          <chart:series chart:style-name="ch12" chart:values-cell-range-address="'Progettazione di Dettaglio'.H26:'Progettazione di Dettaglio'.H32" chart:label-cell-address="'Progettazione di Dettaglio'.H25:'Progettazione di Dettaglio'.H2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C25:'Progettazione di Dettaglio'.C25</svg:desc>
                </draw:g>
              </table:table-cell>
              <table:table-cell office:value-type="string">
                <text:p>Am</text:p>
                <draw:g>
                  <svg:desc>'Progettazione di Dettaglio'.D25:'Progettazione di Dettaglio'.D25</svg:desc>
                </draw:g>
              </table:table-cell>
              <table:table-cell office:value-type="string">
                <text:p>An</text:p>
                <draw:g>
                  <svg:desc>'Progettazione di Dettaglio'.E25:'Progettazione di Dettaglio'.E25</svg:desc>
                </draw:g>
              </table:table-cell>
              <table:table-cell office:value-type="string">
                <text:p>Pg</text:p>
                <draw:g>
                  <svg:desc>'Progettazione di Dettaglio'.F25:'Progettazione di Dettaglio'.F25</svg:desc>
                </draw:g>
              </table:table-cell>
              <table:table-cell office:value-type="string">
                <text:p>Pr</text:p>
                <draw:g>
                  <svg:desc>'Progettazione di Dettaglio'.G25:'Progettazione di Dettaglio'.G25</svg:desc>
                </draw:g>
              </table:table-cell>
              <table:table-cell office:value-type="string">
                <text:p>Ve</text:p>
                <draw:g>
                  <svg:desc>'Progettazione di Dettaglio'.H25:'Progettazione di Dettaglio'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di Dettaglio'.B26:'Progettazione di Dettaglio'.B32</svg:desc>
                </draw:g>
              </table:table-cell>
              <table:table-cell office:value-type="float" office:value="NaN">
                <text:p>NaN</text:p>
                <draw:g>
                  <svg:desc>'Progettazione di Dettaglio'.C26:'Progettazione di Dettaglio'.C32</svg:desc>
                </draw:g>
              </table:table-cell>
              <table:table-cell office:value-type="float" office:value="NaN">
                <text:p>NaN</text:p>
                <draw:g>
                  <svg:desc>'Progettazione di Dettaglio'.D26:'Progettazione di Dettaglio'.D32</svg:desc>
                </draw:g>
              </table:table-cell>
              <table:table-cell office:value-type="float" office:value="NaN">
                <text:p>NaN</text:p>
                <draw:g>
                  <svg:desc>'Progettazione di Dettaglio'.E26:'Progettazione di Dettaglio'.E32</svg:desc>
                </draw:g>
              </table:table-cell>
              <table:table-cell office:value-type="float" office:value="15">
                <text:p>15</text:p>
                <draw:g>
                  <svg:desc>'Progettazione di Dettaglio'.F26:'Progettazione di Dettaglio'.F32</svg:desc>
                </draw:g>
              </table:table-cell>
              <table:table-cell office:value-type="float" office:value="NaN">
                <text:p>NaN</text:p>
                <draw:g>
                  <svg:desc>'Progettazione di Dettaglio'.G26:'Progettazione di Dettaglio'.G32</svg:desc>
                </draw:g>
              </table:table-cell>
              <table:table-cell office:value-type="float" office:value="4">
                <text:p>4</text:p>
                <draw:g>
                  <svg:desc>'Progettazione di Dettaglio'.H26:'Progettazione di Dettaglio'.H3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Analisi di Dettaglio'.B23:'Analisi di Dettaglio'.C28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Analisi di Dettaglio'.B23:'Analisi di Dettaglio'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23:'Analisi di Dettaglio'.C2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Analisi di Dettaglio'.B23:'Analisi di Dettaglio'.B28</svg:desc>
                </draw:g>
              </table:table-cell>
              <table:table-cell office:value-type="float" office:value="2">
                <text:p>2</text:p>
                <draw:g>
                  <svg:desc>'Analisi di Dettaglio'.C23:'Analisi di Dettaglio'.C28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Analisi di Dettaglio'.K17:'Analisi di Dettaglio'.Q19" chart:data-source-has-labels="both" svg:x="0.32cm" svg:y="0.18cm" svg:width="12.726cm" svg:height="8.64cm">
          <chartooo:coordinate-region svg:x="0.941cm" svg:y="0.38cm" svg:width="12.105cm" svg:height="7.793cm"/>
          <chart:axis chart:dimension="x" chart:name="primary-x" chart:style-name="ch4" chartooo:axis-type="auto">
            <chartooo:date-scale/>
            <chart:categories table:cell-range-address="'Analisi di Dettaglio'.L17:'Analisi di Dettaglio'.Q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L18:'Analisi di Dettaglio'.Q18" chart:label-cell-address="'Analisi di Dettaglio'.K18:'Analisi di Dettaglio'.K18" chart:class="chart:bar">
            <chart:data-point chart:repeated="6"/>
          </chart:series>
          <chart:series chart:style-name="ch8" chart:values-cell-range-address="'Analisi di Dettaglio'.L19:'Analisi di Dettaglio'.Q19" chart:label-cell-address="'Analisi di Dettaglio'.K19:'Analisi di Dettaglio'.K1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L17:'Analisi di Dettaglio'.Q17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Analisi di Dettaglio'.K18:'Analisi di Dettaglio'.K18</svg:desc>
                </draw:g>
              </table:table-cell>
              <table:table-cell office:value-type="float" office:value="2">
                <text:p>2</text:p>
                <draw:g>
                  <svg:desc>'Analisi di Dettaglio'.L18:'Analisi di Dettaglio'.Q1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re effettive</text:p>
                <draw:g>
                  <svg:desc>'Analisi di Dettaglio'.K19:'Analisi di Dettaglio'.K19</svg:desc>
                </draw:g>
              </table:table-cell>
              <table:table-cell office:value-type="float" office:value="2">
                <text:p>2</text:p>
                <draw:g>
                  <svg:desc>'Analisi di Dettaglio'.L19:'Analisi di Dettaglio'.Q1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Analisi di Dettaglio'.B31:'Analisi di Dettaglio'.H38" chart:data-source-has-labels="both" svg:x="0.32cm" svg:y="0.18cm" svg:width="14.076cm" svg:height="8.64cm">
          <chartooo:coordinate-region svg:x="3.137cm" svg:y="0.18cm" svg:width="11.165cm" svg:height="7.993cm"/>
          <chart:axis chart:dimension="x" chart:name="primary-x" chart:style-name="ch4" chartooo:axis-type="auto">
            <chartooo:date-scale/>
            <chart:categories table:cell-range-address="'Analisi di Dettaglio'.B32:'Analisi di Dettaglio'.B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32:'Analisi di Dettaglio'.C38" chart:label-cell-address="'Analisi di Dettaglio'.C31:'Analisi di Dettaglio'.C31" chart:class="chart:bar">
            <chart:data-point chart:repeated="7"/>
          </chart:series>
          <chart:series chart:style-name="ch8" chart:values-cell-range-address="'Analisi di Dettaglio'.D32:'Analisi di Dettaglio'.D38" chart:label-cell-address="'Analisi di Dettaglio'.D31:'Analisi di Dettaglio'.D31" chart:class="chart:bar">
            <chart:data-point chart:repeated="7"/>
          </chart:series>
          <chart:series chart:style-name="ch9" chart:values-cell-range-address="'Analisi di Dettaglio'.E32:'Analisi di Dettaglio'.E38" chart:label-cell-address="'Analisi di Dettaglio'.E31:'Analisi di Dettaglio'.E31" chart:class="chart:bar">
            <chart:data-point chart:repeated="7"/>
          </chart:series>
          <chart:series chart:style-name="ch10" chart:values-cell-range-address="'Analisi di Dettaglio'.F32:'Analisi di Dettaglio'.F38" chart:label-cell-address="'Analisi di Dettaglio'.F31:'Analisi di Dettaglio'.F31" chart:class="chart:bar">
            <chart:data-point chart:repeated="7"/>
          </chart:series>
          <chart:series chart:style-name="ch11" chart:values-cell-range-address="'Analisi di Dettaglio'.G32:'Analisi di Dettaglio'.G38" chart:label-cell-address="'Analisi di Dettaglio'.G31:'Analisi di Dettaglio'.G31" chart:class="chart:bar">
            <chart:data-point chart:repeated="7"/>
          </chart:series>
          <chart:series chart:style-name="ch12" chart:values-cell-range-address="'Analisi di Dettaglio'.H32:'Analisi di Dettaglio'.H38" chart:label-cell-address="'Analisi di Dettaglio'.H31:'Analisi di Dettaglio'.H3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C31:'Analisi di Dettaglio'.C31</svg:desc>
                </draw:g>
              </table:table-cell>
              <table:table-cell office:value-type="string">
                <text:p>Am</text:p>
                <draw:g>
                  <svg:desc>'Analisi di Dettaglio'.D31:'Analisi di Dettaglio'.D31</svg:desc>
                </draw:g>
              </table:table-cell>
              <table:table-cell office:value-type="string">
                <text:p>An</text:p>
                <draw:g>
                  <svg:desc>'Analisi di Dettaglio'.E31:'Analisi di Dettaglio'.E31</svg:desc>
                </draw:g>
              </table:table-cell>
              <table:table-cell office:value-type="string">
                <text:p>Pg</text:p>
                <draw:g>
                  <svg:desc>'Analisi di Dettaglio'.F31:'Analisi di Dettaglio'.F31</svg:desc>
                </draw:g>
              </table:table-cell>
              <table:table-cell office:value-type="string">
                <text:p>Pr</text:p>
                <draw:g>
                  <svg:desc>'Analisi di Dettaglio'.G31:'Analisi di Dettaglio'.G31</svg:desc>
                </draw:g>
              </table:table-cell>
              <table:table-cell office:value-type="string">
                <text:p>Ve</text:p>
                <draw:g>
                  <svg:desc>'Analisi di Dettaglio'.H31:'Analisi di Dettaglio'.H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Analisi di Dettaglio'.B32:'Analisi di Dettaglio'.B38</svg:desc>
                </draw:g>
              </table:table-cell>
              <table:table-cell office:value-type="float" office:value="NaN">
                <text:p>NaN</text:p>
                <draw:g>
                  <svg:desc>'Analisi di Dettaglio'.C32:'Analisi di Dettaglio'.C38</svg:desc>
                </draw:g>
              </table:table-cell>
              <table:table-cell office:value-type="float" office:value="NaN">
                <text:p>NaN</text:p>
                <draw:g>
                  <svg:desc>'Analisi di Dettaglio'.D32:'Analisi di Dettaglio'.D38</svg:desc>
                </draw:g>
              </table:table-cell>
              <table:table-cell office:value-type="float" office:value="5">
                <text:p>5</text:p>
                <draw:g>
                  <svg:desc>'Analisi di Dettaglio'.E32:'Analisi di Dettaglio'.E38</svg:desc>
                </draw:g>
              </table:table-cell>
              <table:table-cell office:value-type="float" office:value="NaN">
                <text:p>NaN</text:p>
                <draw:g>
                  <svg:desc>'Analisi di Dettaglio'.F32:'Analisi di Dettaglio'.F38</svg:desc>
                </draw:g>
              </table:table-cell>
              <table:table-cell office:value-type="float" office:value="NaN">
                <text:p>NaN</text:p>
                <draw:g>
                  <svg:desc>'Analisi di Dettaglio'.G32:'Analisi di Dettaglio'.G38</svg:desc>
                </draw:g>
              </table:table-cell>
              <table:table-cell office:value-type="float" office:value="NaN">
                <text:p>NaN</text:p>
                <draw:g>
                  <svg:desc>'Analisi di Dettaglio'.H32:'Analisi di Dettaglio'.H38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Progettazione Architetturale'.K9:'Progettazione Architetturale'.Q11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'Progettazione Architetturale'.L9:'Progettazione Architetturale'.Q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L10:'Progettazione Architetturale'.Q10" chart:label-cell-address="'Progettazione Architetturale'.K10:'Progettazione Architetturale'.K10" chart:class="chart:bar">
            <chart:data-point chart:repeated="6"/>
          </chart:series>
          <chart:series chart:style-name="ch8" chart:values-cell-range-address="'Progettazione Architetturale'.L11:'Progettazione Architetturale'.Q11" chart:label-cell-address="'Progettazione Architetturale'.K11:'Progettazione Architetturale'.K1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L9:'Progettazione Architetturale'.Q9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Architetturale'.K10:'Progettazione Architetturale'.K10</svg:desc>
                </draw:g>
              </table:table-cell>
              <table:table-cell office:value-type="float" office:value="2">
                <text:p>2</text:p>
                <draw:g>
                  <svg:desc>'Progettazione Architetturale'.L10:'Progettazione Architetturale'.Q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Architetturale'.K11:'Progettazione Architetturale'.K11</svg:desc>
                </draw:g>
              </table:table-cell>
              <table:table-cell office:value-type="float" office:value="2">
                <text:p>2</text:p>
                <draw:g>
                  <svg:desc>'Progettazione Architetturale'.L11:'Progettazione Architetturale'.Q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07cm" svg:y="3.97cm" style:legend-expansion="high" chart:style-name="ch2"/>
        <chart:plot-area chart:style-name="ch3" table:cell-range-address="'Progettazione di Dettaglio'.K11:'Progettazione di Dettaglio'.Q13" chart:data-source-has-labels="both" svg:x="0.77cm" svg:y="0.855cm" svg:width="11.897cm" svg:height="7.545cm">
          <chartooo:coordinate-region svg:x="1.623cm" svg:y="1.045cm" svg:width="11.044cm" svg:height="6.726cm"/>
          <chart:axis chart:dimension="x" chart:name="primary-x" chart:style-name="ch4" chartooo:axis-type="auto">
            <chartooo:date-scale/>
            <chart:categories table:cell-range-address="'Progettazione di Dettaglio'.L11:'Progettazione di Dettaglio'.Q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L12:'Progettazione di Dettaglio'.Q12" chart:label-cell-address="'Progettazione di Dettaglio'.K12:'Progettazione di Dettaglio'.K12" chart:class="chart:bar">
            <chart:data-point chart:repeated="6"/>
          </chart:series>
          <chart:series chart:style-name="ch8" chart:values-cell-range-address="'Progettazione di Dettaglio'.L13:'Progettazione di Dettaglio'.Q13" chart:label-cell-address="'Progettazione di Dettaglio'.K13:'Progettazione di Dettaglio'.K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L11:'Progettazione di Dettaglio'.Q1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di Dettaglio'.K12:'Progettazione di Dettaglio'.K12</svg:desc>
                </draw:g>
              </table:table-cell>
              <table:table-cell office:value-type="float" office:value="4">
                <text:p>4</text:p>
                <draw:g>
                  <svg:desc>'Progettazione di Dettaglio'.L12:'Progettazione di Dettaglio'.Q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di Dettaglio'.K13:'Progettazione di Dettaglio'.K13</svg:desc>
                </draw:g>
              </table:table-cell>
              <table:table-cell office:value-type="float" office:value="10">
                <text:p>10</text:p>
                <draw:g>
                  <svg:desc>'Progettazione di Dettaglio'.L13:'Progettazione di Dettaglio'.Q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07cm" svg:y="3.97cm" style:legend-expansion="high" chart:style-name="ch2"/>
        <chart:plot-area chart:style-name="ch3" table:cell-range-address="Riepilogo.Q6:Riepilogo.W8" chart:data-source-has-labels="both" svg:x="0.77cm" svg:y="0.855cm" svg:width="11.897cm" svg:height="7.545cm">
          <chartooo:coordinate-region svg:x="1.623cm" svg:y="1.045cm" svg:width="11.044cm" svg:height="6.726cm"/>
          <chart:axis chart:dimension="x" chart:name="primary-x" chart:style-name="ch4" chartooo:axis-type="auto">
            <chartooo:date-scale/>
            <chart:categories table:cell-range-address="Riepilogo.R6:Riepilogo.W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R7:Riepilogo.W7" chart:label-cell-address="Riepilogo.Q7:Riepilogo.Q7" chart:class="chart:bar">
            <chart:data-point chart:repeated="6"/>
          </chart:series>
          <chart:series chart:style-name="ch8" chart:values-cell-range-address="Riepilogo.R8:Riepilogo.W8" chart:label-cell-address="Riepilogo.Q8:Riepilogo.Q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R6:Riepilogo.W6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Riepilogo.Q7:Riepilogo.Q7</svg:desc>
                </draw:g>
              </table:table-cell>
              <table:table-cell office:value-type="float" office:value="42">
                <text:p>42</text:p>
                <draw:g>
                  <svg:desc>Riepilogo.R7:Riepilogo.W7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209">
                <text:p>209</text:p>
              </table:table-cell>
              <table:table-cell office:value-type="float" office:value="113">
                <text:p>11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Ore effettive</text:p>
                <draw:g>
                  <svg:desc>Riepilogo.Q8:Riepilogo.Q8</svg:desc>
                </draw:g>
              </table:table-cell>
              <table:table-cell office:value-type="float" office:value="43">
                <text:p>43</text:p>
                <draw:g>
                  <svg:desc>Riepilogo.R8:Riepilogo.W8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96">
                <text:p>96</text:p>
              </table:table-cell>
              <table:table-cell office:value-type="float" office:value="193">
                <text:p>193</text:p>
              </table:table-cell>
              <table:table-cell office:value-type="float" office:value="123">
                <text:p>123</text:p>
              </table:table-cell>
              <table:table-cell office:value-type="float" office:value="220">
                <text:p>22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Analisi.B29:Analisi.C34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Codifica.K31:Codifica.Q33" chart:data-source-has-labels="both" svg:x="0.32cm" svg:y="0.18cm" svg:width="12.726cm" svg:height="8.64cm">
          <chartooo:coordinate-region svg:x="1.127cm" svg:y="0.38cm" svg:width="11.919cm" svg:height="7.793cm"/>
          <chart:axis chart:dimension="x" chart:name="primary-x" chart:style-name="ch4" chartooo:axis-type="auto">
            <chartooo:date-scale/>
            <chart:categories table:cell-range-address="Codifica.L31:Codifica.Q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L32:Codifica.Q32" chart:label-cell-address="Codifica.K32:Codifica.K32" chart:class="chart:bar">
            <chart:data-point chart:repeated="6"/>
          </chart:series>
          <chart:series chart:style-name="ch8" chart:values-cell-range-address="Codifica.L33:Codifica.Q33" chart:label-cell-address="Codifica.K33:Codifica.K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L31:Codifica.Q3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Codifica.K32:Codifica.K32</svg:desc>
                </draw:g>
              </table:table-cell>
              <table:table-cell office:value-type="float" office:value="6">
                <text:p>6</text:p>
                <draw:g>
                  <svg:desc>Codifica.L32:Codifica.Q3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Ore effettive</text:p>
                <draw:g>
                  <svg:desc>Codifica.K33:Codifica.K33</svg:desc>
                </draw:g>
              </table:table-cell>
              <table:table-cell office:value-type="float" office:value="7">
                <text:p>7</text:p>
                <draw:g>
                  <svg:desc>Codifica.L33:Codifica.Q3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07cm" svg:y="3.97cm" style:legend-expansion="high" chart:style-name="ch2"/>
        <chart:plot-area chart:style-name="ch3" table:cell-range-address="'Verifica e Validazione'.K31:'Verifica e Validazione'.Q33" chart:data-source-has-labels="both" svg:x="0.77cm" svg:y="0.855cm" svg:width="11.897cm" svg:height="7.545cm">
          <chartooo:coordinate-region svg:x="1.422cm" svg:y="1.045cm" svg:width="11.245cm" svg:height="6.726cm"/>
          <chart:axis chart:dimension="x" chart:name="primary-x" chart:style-name="ch4" chartooo:axis-type="auto">
            <chartooo:date-scale/>
            <chart:categories table:cell-range-address="'Verifica e Validazione'.L31:'Verifica e Validazione'.Q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L32:'Verifica e Validazione'.Q32" chart:label-cell-address="'Verifica e Validazione'.K32:'Verifica e Validazione'.K32" chart:class="chart:bar">
            <chart:data-point chart:repeated="6"/>
          </chart:series>
          <chart:series chart:style-name="ch8" chart:values-cell-range-address="'Verifica e Validazione'.L33:'Verifica e Validazione'.Q33" chart:label-cell-address="'Verifica e Validazione'.K33:'Verifica e Validazione'.K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L31:'Verifica e Validazione'.Q3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Verifica e Validazione'.K32:'Verifica e Validazione'.K32</svg:desc>
                </draw:g>
              </table:table-cell>
              <table:table-cell office:value-type="float" office:value="16">
                <text:p>16</text:p>
                <draw:g>
                  <svg:desc>'Verifica e Validazione'.L32:'Verifica e Validazione'.Q3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Ore effettive</text:p>
                <draw:g>
                  <svg:desc>'Verifica e Validazione'.K33:'Verifica e Validazione'.K33</svg:desc>
                </draw:g>
              </table:table-cell>
              <table:table-cell office:value-type="float" office:value="9">
                <text:p>9</text:p>
                <draw:g>
                  <svg:desc>'Verifica e Validazione'.L33:'Verifica e Validazione'.Q33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72cm" svg:y="3.01cm" style:legend-expansion="high" chart:style-name="ch2"/>
        <chart:plot-area chart:style-name="ch3" table:cell-range-address="'Verifica e Validazione'.B37:'Verifica e Validazione'.C42" chart:data-source-has-labels="column" svg:x="0.32cm" svg:y="0.675cm" svg:width="12.132cm" svg:height="8.145cm">
          <chartooo:coordinate-region svg:x="2.781cm" svg:y="1.087cm" svg:width="7.221cm" svg:height="7.221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cm" svg:y="3.01cm" style:legend-expansion="high" chart:style-name="ch2"/>
        <chart:plot-area chart:style-name="ch3" table:cell-range-address="'Verifica e Validazione'.B45:'Verifica e Validazione'.H52" chart:data-source-has-labels="both" svg:x="0.77cm" svg:y="0.855cm" svg:width="13.3cm" svg:height="7.545cm">
          <chartooo:coordinate-region svg:x="3.672cm" svg:y="0.855cm" svg:width="10.196cm" svg:height="6.916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NaN">
                <text:p>NaN</text:p>
                <draw:g>
                  <svg:desc>'Verifica e Validazione'.C46:'Verifica e Validazione'.C52</svg:desc>
                </draw:g>
              </table:table-cell>
              <table:table-cell office:value-type="float" office:value="8">
                <text:p>8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NaN">
                <text:p>NaN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10">
                <text:p>10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Codifica.B45:Codifica.H5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Codifica.B46:Codifica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46:Codifica.C52" chart:label-cell-address="Codifica.C45:Codifica.C45" chart:class="chart:bar">
            <chart:data-point chart:repeated="7"/>
          </chart:series>
          <chart:series chart:style-name="ch8" chart:values-cell-range-address="Codifica.D46:Codifica.D52" chart:label-cell-address="Codifica.D45:Codifica.D45" chart:class="chart:bar">
            <chart:data-point chart:repeated="7"/>
          </chart:series>
          <chart:series chart:style-name="ch9" chart:values-cell-range-address="Codifica.E46:Codifica.E52" chart:label-cell-address="Codifica.E45:Codifica.E45" chart:class="chart:bar">
            <chart:data-point chart:repeated="7"/>
          </chart:series>
          <chart:series chart:style-name="ch10" chart:values-cell-range-address="Codifica.F46:Codifica.F52" chart:label-cell-address="Codifica.F45:Codifica.F45" chart:class="chart:bar">
            <chart:data-point chart:repeated="7"/>
          </chart:series>
          <chart:series chart:style-name="ch11" chart:values-cell-range-address="Codifica.G46:Codifica.G52" chart:label-cell-address="Codifica.G45:Codifica.G45" chart:class="chart:bar">
            <chart:data-point chart:repeated="7"/>
          </chart:series>
          <chart:series chart:style-name="ch12" chart:values-cell-range-address="Codifica.H46:Codifica.H52" chart:label-cell-address="Codifica.H45:Codifica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C45:Codifica.C45</svg:desc>
                </draw:g>
              </table:table-cell>
              <table:table-cell office:value-type="string">
                <text:p>Am</text:p>
                <draw:g>
                  <svg:desc>Codifica.D45:Codifica.D45</svg:desc>
                </draw:g>
              </table:table-cell>
              <table:table-cell office:value-type="string">
                <text:p>An</text:p>
                <draw:g>
                  <svg:desc>Codifica.E45:Codifica.E45</svg:desc>
                </draw:g>
              </table:table-cell>
              <table:table-cell office:value-type="string">
                <text:p>Pg</text:p>
                <draw:g>
                  <svg:desc>Codifica.F45:Codifica.F45</svg:desc>
                </draw:g>
              </table:table-cell>
              <table:table-cell office:value-type="string">
                <text:p>Pr</text:p>
                <draw:g>
                  <svg:desc>Codifica.G45:Codifica.G45</svg:desc>
                </draw:g>
              </table:table-cell>
              <table:table-cell office:value-type="string">
                <text:p>Ve</text:p>
                <draw:g>
                  <svg:desc>Codifica.H45:Codifica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Codifica.B46:Codifica.B52</svg:desc>
                </draw:g>
              </table:table-cell>
              <table:table-cell office:value-type="float" office:value="NaN">
                <text:p>NaN</text:p>
                <draw:g>
                  <svg:desc>Codifica.C46:Codifica.C52</svg:desc>
                </draw:g>
              </table:table-cell>
              <table:table-cell office:value-type="float" office:value="NaN">
                <text:p>NaN</text:p>
                <draw:g>
                  <svg:desc>Codifica.D46:Codifica.D52</svg:desc>
                </draw:g>
              </table:table-cell>
              <table:table-cell office:value-type="float" office:value="NaN">
                <text:p>NaN</text:p>
                <draw:g>
                  <svg:desc>Codifica.E46:Codifica.E52</svg:desc>
                </draw:g>
              </table:table-cell>
              <table:table-cell office:value-type="float" office:value="5">
                <text:p>5</text:p>
                <draw:g>
                  <svg:desc>Codifica.F46:Codifica.F52</svg:desc>
                </draw:g>
              </table:table-cell>
              <table:table-cell office:value-type="float" office:value="14">
                <text:p>14</text:p>
                <draw:g>
                  <svg:desc>Codifica.G46:Codifica.G52</svg:desc>
                </draw:g>
              </table:table-cell>
              <table:table-cell office:value-type="float" office:value="10">
                <text:p>10</text:p>
                <draw:g>
                  <svg:desc>Codifica.H46:Codifica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Codifica.B37:Codifica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Codifica.B37:Codifica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37:Codifica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Codifica.B37:Codifica.B42</svg:desc>
                </draw:g>
              </table:table-cell>
              <table:table-cell office:value-type="float" office:value="6">
                <text:p>6</text:p>
                <draw:g>
                  <svg:desc>Codifica.C37:Codifica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bar" chart:style-name="ch1">
        <chart:legend chart:legend-position="end" svg:x="14.725cm" svg:y="2.96cm" style:legend-expansion="high" chart:style-name="ch2"/>
        <chart:plot-area chart:style-name="ch3" table:cell-range-address="Riepilogo.B7:Riepilogo.H13 Riepilogo.C6:Riepilogo.H6" chart:data-source-has-labels="both" svg:x="0.32cm" svg:y="0.18cm" svg:width="14.085cm" svg:height="8.649cm">
          <chartooo:coordinate-region svg:x="3.137cm" svg:y="0.18cm" svg:width="10.988cm" svg:height="8.002cm"/>
          <chart:axis chart:dimension="x" chart:name="primary-x" chart:style-name="ch4" chartooo:axis-type="auto">
            <chartooo:date-scale/>
            <chart:categories table:cell-range-address="Riepilogo.B7:Riepilogo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7:Riepilogo.C13" chart:label-cell-address="Riepilogo.C6:Riepilogo.C6" chart:class="chart:bar">
            <chart:data-point chart:repeated="7"/>
          </chart:series>
          <chart:series chart:style-name="ch8" chart:values-cell-range-address="Riepilogo.D7:Riepilogo.D13" chart:label-cell-address="Riepilogo.D6:Riepilogo.D6" chart:class="chart:bar">
            <chart:data-point chart:repeated="7"/>
          </chart:series>
          <chart:series chart:style-name="ch9" chart:values-cell-range-address="Riepilogo.E7:Riepilogo.E13" chart:label-cell-address="Riepilogo.E6:Riepilogo.E6" chart:class="chart:bar">
            <chart:data-point chart:repeated="7"/>
          </chart:series>
          <chart:series chart:style-name="ch10" chart:values-cell-range-address="Riepilogo.F7:Riepilogo.F13" chart:label-cell-address="Riepilogo.F6:Riepilogo.F6" chart:class="chart:bar">
            <chart:data-point chart:repeated="7"/>
          </chart:series>
          <chart:series chart:style-name="ch11" chart:values-cell-range-address="Riepilogo.G7:Riepilogo.G13" chart:label-cell-address="Riepilogo.G6:Riepilogo.G6" chart:class="chart:bar">
            <chart:data-point chart:repeated="7"/>
          </chart:series>
          <chart:series chart:style-name="ch12" chart:values-cell-range-address="Riepilogo.H7:Riepilogo.H13" chart:label-cell-address="Riepilogo.H6:Riepilogo.H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C6:Riepilogo.C6</svg:desc>
                </draw:g>
              </table:table-cell>
              <table:table-cell office:value-type="string">
                <text:p>Am</text:p>
                <draw:g>
                  <svg:desc>Riepilogo.D6:Riepilogo.D6</svg:desc>
                </draw:g>
              </table:table-cell>
              <table:table-cell office:value-type="string">
                <text:p>An</text:p>
                <draw:g>
                  <svg:desc>Riepilogo.E6:Riepilogo.E6</svg:desc>
                </draw:g>
              </table:table-cell>
              <table:table-cell office:value-type="string">
                <text:p>Pg</text:p>
                <draw:g>
                  <svg:desc>Riepilogo.F6:Riepilogo.F6</svg:desc>
                </draw:g>
              </table:table-cell>
              <table:table-cell office:value-type="string">
                <text:p>Pr</text:p>
                <draw:g>
                  <svg:desc>Riepilogo.G6:Riepilogo.G6</svg:desc>
                </draw:g>
              </table:table-cell>
              <table:table-cell office:value-type="string">
                <text:p>Ve</text:p>
                <draw:g>
                  <svg:desc>Riepilogo.H6:Riepilogo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B7:Riepilogo.B13</svg:desc>
                </draw:g>
              </table:table-cell>
              <table:table-cell office:value-type="float" office:value="6">
                <text:p>6</text:p>
                <draw:g>
                  <svg:desc>Riepilogo.C7:Riepilogo.C13</svg:desc>
                </draw:g>
              </table:table-cell>
              <table:table-cell office:value-type="float" office:value="10">
                <text:p>10</text:p>
                <draw:g>
                  <svg:desc>Riepilogo.D7:Riepilogo.D13</svg:desc>
                </draw:g>
              </table:table-cell>
              <table:table-cell office:value-type="float" office:value="13">
                <text:p>13</text:p>
                <draw:g>
                  <svg:desc>Riepilogo.E7:Riepilogo.E13</svg:desc>
                </draw:g>
              </table:table-cell>
              <table:table-cell office:value-type="float" office:value="28">
                <text:p>28</text:p>
                <draw:g>
                  <svg:desc>Riepilogo.F7:Riepilogo.F13</svg:desc>
                </draw:g>
              </table:table-cell>
              <table:table-cell office:value-type="float" office:value="14">
                <text:p>14</text:p>
                <draw:g>
                  <svg:desc>Riepilogo.G7:Riepilogo.G13</svg:desc>
                </draw:g>
              </table:table-cell>
              <table:table-cell office:value-type="float" office:value="34">
                <text:p>34</text:p>
                <draw:g>
                  <svg:desc>Riepilogo.H7:Riepilogo.H13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Riepilogo.B17:Riepilogo.C2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Riepilogo.B17:Riepilog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17:Riepilogo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Riepilogo.B17:Riepilogo.B22</svg:desc>
                </draw:g>
              </table:table-cell>
              <table:table-cell office:value-type="float" office:value="42">
                <text:p>42</text:p>
                <draw:g>
                  <svg:desc>Riepilogo.C17:Riepilogo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Architetturale'.B23:'Progettazione Architetturale'.H30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Architetturale'.B24:'Progettazione Architetturale'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24:'Progettazione Architetturale'.C30" chart:label-cell-address="'Progettazione Architetturale'.C23:'Progettazione Architetturale'.C23" chart:class="chart:bar">
            <chart:data-point chart:repeated="7"/>
          </chart:series>
          <chart:series chart:style-name="ch8" chart:values-cell-range-address="'Progettazione Architetturale'.D24:'Progettazione Architetturale'.D30" chart:label-cell-address="'Progettazione Architetturale'.D23:'Progettazione Architetturale'.D23" chart:class="chart:bar">
            <chart:data-point chart:repeated="7"/>
          </chart:series>
          <chart:series chart:style-name="ch9" chart:values-cell-range-address="'Progettazione Architetturale'.E24:'Progettazione Architetturale'.E30" chart:label-cell-address="'Progettazione Architetturale'.E23:'Progettazione Architetturale'.E23" chart:class="chart:bar">
            <chart:data-point chart:repeated="7"/>
          </chart:series>
          <chart:series chart:style-name="ch10" chart:values-cell-range-address="'Progettazione Architetturale'.F24:'Progettazione Architetturale'.F30" chart:label-cell-address="'Progettazione Architetturale'.F23:'Progettazione Architetturale'.F23" chart:class="chart:bar">
            <chart:data-point chart:repeated="7"/>
          </chart:series>
          <chart:series chart:style-name="ch11" chart:values-cell-range-address="'Progettazione Architetturale'.G24:'Progettazione Architetturale'.G30" chart:label-cell-address="'Progettazione Architetturale'.G23:'Progettazione Architetturale'.G23" chart:class="chart:bar">
            <chart:data-point chart:repeated="7"/>
          </chart:series>
          <chart:series chart:style-name="ch12" chart:values-cell-range-address="'Progettazione Architetturale'.H24:'Progettazione Architetturale'.H30" chart:label-cell-address="'Progettazione Architetturale'.H23:'Progettazione Architetturale'.H2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C23:'Progettazione Architetturale'.C23</svg:desc>
                </draw:g>
              </table:table-cell>
              <table:table-cell office:value-type="string">
                <text:p>Am</text:p>
                <draw:g>
                  <svg:desc>'Progettazione Architetturale'.D23:'Progettazione Architetturale'.D23</svg:desc>
                </draw:g>
              </table:table-cell>
              <table:table-cell office:value-type="string">
                <text:p>An</text:p>
                <draw:g>
                  <svg:desc>'Progettazione Architetturale'.E23:'Progettazione Architetturale'.E23</svg:desc>
                </draw:g>
              </table:table-cell>
              <table:table-cell office:value-type="string">
                <text:p>Pg</text:p>
                <draw:g>
                  <svg:desc>'Progettazione Architetturale'.F23:'Progettazione Architetturale'.F23</svg:desc>
                </draw:g>
              </table:table-cell>
              <table:table-cell office:value-type="string">
                <text:p>Pr</text:p>
                <draw:g>
                  <svg:desc>'Progettazione Architetturale'.G23:'Progettazione Architetturale'.G23</svg:desc>
                </draw:g>
              </table:table-cell>
              <table:table-cell office:value-type="string">
                <text:p>Ve</text:p>
                <draw:g>
                  <svg:desc>'Progettazione Architetturale'.H23:'Progettazione Architettural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Architetturale'.B24:'Progettazione Architetturale'.B30</svg:desc>
                </draw:g>
              </table:table-cell>
              <table:table-cell office:value-type="float" office:value="NaN">
                <text:p>NaN</text:p>
                <draw:g>
                  <svg:desc>'Progettazione Architetturale'.C24:'Progettazione Architetturale'.C30</svg:desc>
                </draw:g>
              </table:table-cell>
              <table:table-cell office:value-type="float" office:value="NaN">
                <text:p>NaN</text:p>
                <draw:g>
                  <svg:desc>'Progettazione Architetturale'.D24:'Progettazione Architetturale'.D30</svg:desc>
                </draw:g>
              </table:table-cell>
              <table:table-cell office:value-type="float" office:value="NaN">
                <text:p>NaN</text:p>
                <draw:g>
                  <svg:desc>'Progettazione Architetturale'.E24:'Progettazione Architetturale'.E30</svg:desc>
                </draw:g>
              </table:table-cell>
              <table:table-cell office:value-type="float" office:value="8">
                <text:p>8</text:p>
                <draw:g>
                  <svg:desc>'Progettazione Architetturale'.F24:'Progettazione Architetturale'.F30</svg:desc>
                </draw:g>
              </table:table-cell>
              <table:table-cell office:value-type="float" office:value="NaN">
                <text:p>NaN</text:p>
                <draw:g>
                  <svg:desc>'Progettazione Architetturale'.G24:'Progettazione Architetturale'.G30</svg:desc>
                </draw:g>
              </table:table-cell>
              <table:table-cell office:value-type="float" office:value="3">
                <text:p>3</text:p>
                <draw:g>
                  <svg:desc>'Progettazione Architetturale'.H24:'Progettazione Architetturale'.H30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